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Standard" style:master-page-name="MP0" style:family="paragraph">
      <style:paragraph-properties fo:break-before="page"/>
    </style:style>
    <style:style style:name="T5" style:parent-style-name="DefaultParagraphFont" style:family="text">
      <style:text-properties fo:font-weight="bold" style:font-weight-asian="bold" style:font-weight-complex="bold"/>
    </style:style>
    <style:style style:name="P6" style:parent-style-name="Standard" style:list-style-name="WWNum1" style:family="paragraph"/>
    <style:style style:name="TableColumn8" style:family="table-column">
      <style:table-column-properties style:column-width="6.15in" style:use-optimal-column-width="false"/>
    </style:style>
    <style:style style:name="Table7" style:family="table">
      <style:table-properties style:width="6.15in" fo:margin-left="0.425in" table:align="left"/>
    </style:style>
    <style:style style:name="TableRow9" style:family="table-row">
      <style:table-row-properties style:use-optimal-row-height="false"/>
    </style:style>
    <style:style style:name="TableCell10" style:family="table-cell">
      <style:table-cell-properties fo:border="0.0069in solid #000001" style:writing-mode="lr-tb" fo:padding-top="0in" fo:padding-left="0.075in" fo:padding-bottom="0in" fo:padding-right="0.075in"/>
    </style:style>
    <style:style style:name="P11" style:parent-style-name="Standard" style:family="paragraph">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fo:color="#000000"/>
    </style:style>
    <style:style style:name="T14" style:parent-style-name="DefaultParagraphFont" style:family="text">
      <style:text-properties fo:font-weight="bold" style:font-weight-asian="bold" style:font-weight-complex="bold"/>
    </style:style>
    <style:style style:name="P15" style:parent-style-name="Standard" style:list-style-name="WWNum34" style:family="paragraph"/>
    <style:style style:name="TableColumn17" style:family="table-column">
      <style:table-column-properties style:column-width="6.15in" style:use-optimal-column-width="false"/>
    </style:style>
    <style:style style:name="Table16" style:family="table">
      <style:table-properties style:width="6.15in" fo:margin-left="0.425in" table:align="left"/>
    </style:style>
    <style:style style:name="TableRow18" style:family="table-row">
      <style:table-row-properties style:use-optimal-row-height="false"/>
    </style:style>
    <style:style style:name="TableCell19" style:family="table-cell">
      <style:table-cell-properties fo:border="0.0069in solid #000001" style:writing-mode="lr-tb" fo:padding-top="0in" fo:padding-left="0.075in" fo:padding-bottom="0in" fo:padding-right="0.075in"/>
    </style:style>
    <style:style style:name="P20" style:parent-style-name="Standard" style:list-style-name="WWNum34" style:family="paragraph"/>
    <style:style style:name="TableColumn22" style:family="table-column">
      <style:table-column-properties style:column-width="6.15in" style:use-optimal-column-width="false"/>
    </style:style>
    <style:style style:name="Table21" style:family="table">
      <style:table-properties style:width="6.15in" fo:margin-left="0.425in" table:align="left"/>
    </style:style>
    <style:style style:name="TableRow23" style:family="table-row">
      <style:table-row-properties style:use-optimal-row-height="false"/>
    </style:style>
    <style:style style:name="TableCell24" style:family="table-cell">
      <style:table-cell-properties fo:border="0.0069in solid #000001" style:writing-mode="lr-tb" fo:padding-top="0in" fo:padding-left="0.075in" fo:padding-bottom="0in" fo:padding-right="0.075in"/>
    </style:style>
    <style:style style:name="P25" style:parent-style-name="Standard" style:list-style-name="WWNum34" style:family="paragraph"/>
    <style:style style:name="TableColumn27" style:family="table-column">
      <style:table-column-properties style:column-width="6.15in" style:use-optimal-column-width="false"/>
    </style:style>
    <style:style style:name="Table26" style:family="table">
      <style:table-properties style:width="6.15in" fo:margin-left="0.425in" table:align="left"/>
    </style:style>
    <style:style style:name="TableRow28" style:family="table-row">
      <style:table-row-properties style:use-optimal-row-height="false"/>
    </style:style>
    <style:style style:name="TableCell29" style:family="table-cell">
      <style:table-cell-properties fo:border="0.0069in solid #000001" style:writing-mode="lr-tb" fo:padding-top="0in" fo:padding-left="0.075in" fo:padding-bottom="0in" fo:padding-right="0.075in"/>
    </style:style>
    <style:style style:name="P30" style:parent-style-name="Standard" style:list-style-name="WWNum34" style:family="paragraph"/>
    <style:style style:name="TableColumn32" style:family="table-column">
      <style:table-column-properties style:column-width="6.15in" style:use-optimal-column-width="false"/>
    </style:style>
    <style:style style:name="Table31" style:family="table">
      <style:table-properties style:width="6.15in" fo:margin-left="0.425in" table:align="left"/>
    </style:style>
    <style:style style:name="TableRow33" style:family="table-row">
      <style:table-row-properties style:use-optimal-row-height="false"/>
    </style:style>
    <style:style style:name="TableCell34" style:family="table-cell">
      <style:table-cell-properties fo:border="0.0069in solid #000001" style:writing-mode="lr-tb" fo:padding-top="0in" fo:padding-left="0.075in" fo:padding-bottom="0in" fo:padding-right="0.075in"/>
    </style:style>
    <style:style style:name="P35" style:parent-style-name="Standard" style:list-style-name="WWNum34" style:family="paragraph"/>
    <style:style style:name="TableColumn37" style:family="table-column">
      <style:table-column-properties style:column-width="6.15in" style:use-optimal-column-width="false"/>
    </style:style>
    <style:style style:name="Table36" style:family="table">
      <style:table-properties style:width="6.15in" fo:margin-left="0.425in" table:align="left"/>
    </style:style>
    <style:style style:name="TableRow38" style:family="table-row">
      <style:table-row-properties style:use-optimal-row-height="false"/>
    </style:style>
    <style:style style:name="TableCell39" style:family="table-cell">
      <style:table-cell-properties fo:border="0.0069in solid #000001" style:writing-mode="lr-tb" fo:padding-top="0in" fo:padding-left="0.075in" fo:padding-bottom="0in" fo:padding-right="0.075in"/>
    </style:style>
    <style:style style:name="P40" style:parent-style-name="Standard" style:list-style-name="WWNum34" style:family="paragraph"/>
    <style:style style:name="TableColumn42" style:family="table-column">
      <style:table-column-properties style:column-width="6.15in" style:use-optimal-column-width="false"/>
    </style:style>
    <style:style style:name="Table41" style:family="table">
      <style:table-properties style:width="6.15in" fo:margin-left="0.425in" table:align="left"/>
    </style:style>
    <style:style style:name="TableRow43" style:family="table-row">
      <style:table-row-properties style:use-optimal-row-height="false"/>
    </style:style>
    <style:style style:name="TableCell44" style:family="table-cell">
      <style:table-cell-properties fo:border="0.0069in solid #000001" style:writing-mode="lr-tb" fo:padding-top="0in" fo:padding-left="0.075in" fo:padding-bottom="0in" fo:padding-right="0.075in"/>
    </style:style>
    <style:style style:name="P45" style:parent-style-name="Standard" style:list-style-name="WWNum34" style:family="paragraph"/>
    <style:style style:name="TableColumn47" style:family="table-column">
      <style:table-column-properties style:column-width="6.15in" style:use-optimal-column-width="false"/>
    </style:style>
    <style:style style:name="Table46" style:family="table">
      <style:table-properties style:width="6.15in" fo:margin-left="0.425in" table:align="left"/>
    </style:style>
    <style:style style:name="TableRow48" style:family="table-row">
      <style:table-row-properties style:use-optimal-row-height="false"/>
    </style:style>
    <style:style style:name="TableCell49" style:family="table-cell">
      <style:table-cell-properties fo:border="0.0069in solid #000001" style:writing-mode="lr-tb" fo:padding-top="0in" fo:padding-left="0.075in" fo:padding-bottom="0in" fo:padding-right="0.075in"/>
    </style:style>
    <style:style style:name="P50" style:parent-style-name="Standard" style:list-style-name="WWNum34" style:family="paragraph"/>
    <style:style style:name="TableColumn52" style:family="table-column">
      <style:table-column-properties style:column-width="6.15in" style:use-optimal-column-width="false"/>
    </style:style>
    <style:style style:name="Table51" style:family="table">
      <style:table-properties style:width="6.15in" fo:margin-left="0.425in" table:align="left"/>
    </style:style>
    <style:style style:name="TableRow53" style:family="table-row">
      <style:table-row-properties style:use-optimal-row-height="false"/>
    </style:style>
    <style:style style:name="TableCell54" style:family="table-cell">
      <style:table-cell-properties fo:border="0.0069in solid #000001" style:writing-mode="lr-tb" fo:padding-top="0in" fo:padding-left="0.075in" fo:padding-bottom="0in" fo:padding-right="0.075in"/>
    </style:style>
    <style:style style:name="P55" style:parent-style-name="Standard" style:list-style-name="WWNum34" style:family="paragraph"/>
    <style:style style:name="TableColumn57" style:family="table-column">
      <style:table-column-properties style:column-width="6.15in" style:use-optimal-column-width="false"/>
    </style:style>
    <style:style style:name="Table56" style:family="table">
      <style:table-properties style:width="6.15in" fo:margin-left="0.425in" table:align="left"/>
    </style:style>
    <style:style style:name="TableRow58" style:family="table-row">
      <style:table-row-properties style:use-optimal-row-height="false"/>
    </style:style>
    <style:style style:name="TableCell59" style:family="table-cell">
      <style:table-cell-properties fo:border="0.0069in solid #000001" style:writing-mode="lr-tb" fo:padding-top="0in" fo:padding-left="0.075in" fo:padding-bottom="0in" fo:padding-right="0.075in"/>
    </style:style>
    <style:style style:name="P60" style:parent-style-name="Standard" style:list-style-name="WWNum34" style:family="paragraph"/>
    <style:style style:name="TableColumn62" style:family="table-column">
      <style:table-column-properties style:column-width="6.15in" style:use-optimal-column-width="false"/>
    </style:style>
    <style:style style:name="Table61" style:family="table">
      <style:table-properties style:width="6.15in" fo:margin-left="0.425in" table:align="left"/>
    </style:style>
    <style:style style:name="TableRow63" style:family="table-row">
      <style:table-row-properties style:use-optimal-row-height="false"/>
    </style:style>
    <style:style style:name="TableCell64" style:family="table-cell">
      <style:table-cell-properties fo:border="0.0069in solid #000001" style:writing-mode="lr-tb" fo:padding-top="0in" fo:padding-left="0.075in" fo:padding-bottom="0in" fo:padding-right="0.075in"/>
    </style:style>
    <style:style style:name="P65" style:parent-style-name="Standard" style:list-style-name="WWNum34" style:family="paragraph"/>
    <style:style style:name="TableColumn67" style:family="table-column">
      <style:table-column-properties style:column-width="6.15in" style:use-optimal-column-width="false"/>
    </style:style>
    <style:style style:name="Table66" style:family="table">
      <style:table-properties style:width="6.15in" fo:margin-left="0.425in" table:align="left"/>
    </style:style>
    <style:style style:name="TableRow68" style:family="table-row">
      <style:table-row-properties style:use-optimal-row-height="false"/>
    </style:style>
    <style:style style:name="TableCell69" style:family="table-cell">
      <style:table-cell-properties fo:border="0.0069in solid #000001" style:writing-mode="lr-tb" fo:padding-top="0in" fo:padding-left="0.075in" fo:padding-bottom="0in" fo:padding-right="0.075in"/>
    </style:style>
    <style:style style:name="P70" style:parent-style-name="Standard" style:list-style-name="WWNum34" style:family="paragraph"/>
    <style:style style:name="T71" style:parent-style-name="DefaultParagraphFont" style:family="text">
      <style:text-properties fo:font-weight="bold" style:font-weight-asian="bold" style:font-weight-complex="bold"/>
    </style:style>
    <style:style style:name="TableColumn73" style:family="table-column">
      <style:table-column-properties style:column-width="6.15in" style:use-optimal-column-width="false"/>
    </style:style>
    <style:style style:name="Table72" style:family="table">
      <style:table-properties style:width="6.15in" fo:margin-left="0.425in" table:align="left"/>
    </style:style>
    <style:style style:name="TableRow74" style:family="table-row">
      <style:table-row-properties style:use-optimal-row-height="false"/>
    </style:style>
    <style:style style:name="TableCell75" style:family="table-cell">
      <style:table-cell-properties fo:border="0.0069in solid #000001" style:writing-mode="lr-tb" fo:padding-top="0in" fo:padding-left="0.075in" fo:padding-bottom="0in" fo:padding-right="0.075in"/>
    </style:style>
    <style:style style:name="T76" style:parent-style-name="DefaultParagraphFont" style:family="text">
      <style:text-properties style:font-name="Wingdings"/>
    </style:style>
    <style:style style:name="T77" style:parent-style-name="DefaultParagraphFont" style:family="text">
      <style:text-properties fo:font-weight="bold" style:font-weight-asian="bold" style:font-weight-complex="bold"/>
    </style:style>
    <style:style style:name="P78" style:parent-style-name="Standard" style:list-style-name="WWNum34" style:family="paragraph"/>
    <style:style style:name="TableColumn80" style:family="table-column">
      <style:table-column-properties style:column-width="6.15in" style:use-optimal-column-width="false"/>
    </style:style>
    <style:style style:name="Table79" style:family="table">
      <style:table-properties style:width="6.15in" fo:margin-left="0.425in" table:align="left"/>
    </style:style>
    <style:style style:name="TableRow81" style:family="table-row">
      <style:table-row-properties style:use-optimal-row-height="false"/>
    </style:style>
    <style:style style:name="TableCell82" style:family="table-cell">
      <style:table-cell-properties fo:border="0.0069in solid #000001" style:writing-mode="lr-tb" fo:padding-top="0in" fo:padding-left="0.075in" fo:padding-bottom="0in" fo:padding-right="0.075in"/>
    </style:style>
    <style:style style:name="P83" style:parent-style-name="Standard" style:list-style-name="WWNum34" style:family="paragraph"/>
    <style:style style:name="TableColumn85" style:family="table-column">
      <style:table-column-properties style:column-width="6.15in" style:use-optimal-column-width="false"/>
    </style:style>
    <style:style style:name="Table84" style:family="table">
      <style:table-properties style:width="6.15in" fo:margin-left="0.425in" table:align="left"/>
    </style:style>
    <style:style style:name="TableRow86" style:family="table-row">
      <style:table-row-properties style:use-optimal-row-height="false"/>
    </style:style>
    <style:style style:name="TableCell87" style:family="table-cell">
      <style:table-cell-properties fo:border="0.0069in solid #000001" style:writing-mode="lr-tb" fo:padding-top="0in" fo:padding-left="0.075in" fo:padding-bottom="0in" fo:padding-right="0.075in"/>
    </style:style>
    <style:style style:name="T88" style:parent-style-name="DefaultParagraphFont" style:family="text">
      <style:text-properties fo:font-weight="bold" style:font-weight-asian="bold" style:font-weight-complex="bold"/>
    </style:style>
    <style:style style:name="P89" style:parent-style-name="Standard" style:list-style-name="WWNum34" style:family="paragraph"/>
    <style:style style:name="TableColumn91" style:family="table-column">
      <style:table-column-properties style:column-width="6.15in" style:use-optimal-column-width="false"/>
    </style:style>
    <style:style style:name="Table90" style:family="table">
      <style:table-properties style:width="6.15in" fo:margin-left="0.425in" table:align="left"/>
    </style:style>
    <style:style style:name="TableRow92" style:family="table-row">
      <style:table-row-properties style:use-optimal-row-height="false"/>
    </style:style>
    <style:style style:name="TableCell93" style:family="table-cell">
      <style:table-cell-properties fo:border="0.0069in solid #000001" style:writing-mode="lr-tb" fo:padding-top="0in" fo:padding-left="0.075in" fo:padding-bottom="0in" fo:padding-right="0.075in"/>
    </style:style>
    <style:style style:name="P94" style:parent-style-name="Standard" style:list-style-name="WWNum34" style:family="paragraph"/>
    <style:style style:name="TableColumn96" style:family="table-column">
      <style:table-column-properties style:column-width="6.15in" style:use-optimal-column-width="false"/>
    </style:style>
    <style:style style:name="Table95" style:family="table">
      <style:table-properties style:width="6.15in" fo:margin-left="0.425in" table:align="left"/>
    </style:style>
    <style:style style:name="TableRow97" style:family="table-row">
      <style:table-row-properties style:use-optimal-row-height="false"/>
    </style:style>
    <style:style style:name="TableCell98" style:family="table-cell">
      <style:table-cell-properties fo:border="0.0069in solid #000001" style:writing-mode="lr-tb" fo:padding-top="0in" fo:padding-left="0.075in" fo:padding-bottom="0in" fo:padding-right="0.075in"/>
    </style:style>
    <style:style style:name="P99" style:parent-style-name="Standard" style:list-style-name="WWNum34" style:family="paragraph"/>
    <style:style style:name="TableColumn101" style:family="table-column">
      <style:table-column-properties style:column-width="6.15in" style:use-optimal-column-width="false"/>
    </style:style>
    <style:style style:name="Table100" style:family="table">
      <style:table-properties style:width="6.15in" fo:margin-left="0.425in" table:align="left"/>
    </style:style>
    <style:style style:name="TableRow102" style:family="table-row">
      <style:table-row-properties style:use-optimal-row-height="false"/>
    </style:style>
    <style:style style:name="TableCell103" style:family="table-cell">
      <style:table-cell-properties fo:border="0.0069in solid #000001" style:writing-mode="lr-tb" fo:padding-top="0in" fo:padding-left="0.075in" fo:padding-bottom="0in" fo:padding-right="0.075in"/>
    </style:style>
    <style:style style:name="P104" style:parent-style-name="Standard" style:list-style-name="WWNum34" style:family="paragraph"/>
    <style:style style:name="T105" style:parent-style-name="DefaultParagraphFont" style:family="text">
      <style:text-properties fo:font-weight="bold" style:font-weight-asian="bold" style:font-weight-complex="bold"/>
    </style:style>
    <style:style style:name="TableColumn107" style:family="table-column">
      <style:table-column-properties style:column-width="6.15in" style:use-optimal-column-width="false"/>
    </style:style>
    <style:style style:name="Table106" style:family="table">
      <style:table-properties style:width="6.15in" fo:margin-left="0.425in" table:align="left"/>
    </style:style>
    <style:style style:name="TableRow108" style:family="table-row">
      <style:table-row-properties style:use-optimal-row-height="false"/>
    </style:style>
    <style:style style:name="TableCell109" style:family="table-cell">
      <style:table-cell-properties fo:border="0.0069in solid #000001" style:writing-mode="lr-tb" fo:padding-top="0in" fo:padding-left="0.075in" fo:padding-bottom="0in" fo:padding-right="0.075in"/>
    </style:style>
    <style:style style:name="P110" style:parent-style-name="Standard" style:list-style-name="WWNum34" style:family="paragraph"/>
    <style:style style:name="T111" style:parent-style-name="DefaultParagraphFont" style:family="text">
      <style:text-properties fo:font-weight="bold" style:font-weight-asian="bold" style:font-weight-complex="bold"/>
    </style:style>
    <style:style style:name="TableColumn113" style:family="table-column">
      <style:table-column-properties style:column-width="6.15in" style:use-optimal-column-width="false"/>
    </style:style>
    <style:style style:name="Table112" style:family="table">
      <style:table-properties style:width="6.15in" fo:margin-left="0.425in" table:align="left"/>
    </style:style>
    <style:style style:name="TableRow114" style:family="table-row">
      <style:table-row-properties style:use-optimal-row-height="false"/>
    </style:style>
    <style:style style:name="TableCell115" style:family="table-cell">
      <style:table-cell-properties fo:border="0.0069in solid #000001" style:writing-mode="lr-tb" fo:padding-top="0in" fo:padding-left="0.075in" fo:padding-bottom="0in" fo:padding-right="0.075in"/>
    </style:style>
    <style:style style:name="P116" style:parent-style-name="Standard" style:list-style-name="WWNum34" style:family="paragraph"/>
    <style:style style:name="TableColumn118" style:family="table-column">
      <style:table-column-properties style:column-width="6.15in" style:use-optimal-column-width="false"/>
    </style:style>
    <style:style style:name="Table117" style:family="table">
      <style:table-properties style:width="6.15in" fo:margin-left="0.425in" table:align="left"/>
    </style:style>
    <style:style style:name="TableRow119" style:family="table-row">
      <style:table-row-properties style:use-optimal-row-height="false"/>
    </style:style>
    <style:style style:name="TableCell120" style:family="table-cell">
      <style:table-cell-properties fo:border="0.0069in solid #000001" style:writing-mode="lr-tb" fo:padding-top="0in" fo:padding-left="0.075in" fo:padding-bottom="0in" fo:padding-right="0.075in"/>
    </style:style>
    <style:style style:name="P121" style:parent-style-name="Standard" style:list-style-name="WWNum34" style:family="paragraph"/>
    <style:style style:name="TableColumn123" style:family="table-column">
      <style:table-column-properties style:column-width="6.15in" style:use-optimal-column-width="false"/>
    </style:style>
    <style:style style:name="Table122" style:family="table">
      <style:table-properties style:width="6.15in" fo:margin-left="0.425in" table:align="left"/>
    </style:style>
    <style:style style:name="TableRow124" style:family="table-row">
      <style:table-row-properties style:use-optimal-row-height="false"/>
    </style:style>
    <style:style style:name="TableCell125" style:family="table-cell">
      <style:table-cell-properties fo:border="0.0069in solid #000001" style:writing-mode="lr-tb" fo:padding-top="0in" fo:padding-left="0.075in" fo:padding-bottom="0in" fo:padding-right="0.075in"/>
    </style:style>
    <style:style style:name="P126" style:parent-style-name="Standard" style:list-style-name="WWNum34" style:family="paragraph"/>
    <style:style style:name="TableColumn128" style:family="table-column">
      <style:table-column-properties style:column-width="6.15in" style:use-optimal-column-width="false"/>
    </style:style>
    <style:style style:name="Table127" style:family="table">
      <style:table-properties style:width="6.15in" fo:margin-left="0.425in" table:align="left"/>
    </style:style>
    <style:style style:name="TableRow129" style:family="table-row">
      <style:table-row-properties style:use-optimal-row-height="false"/>
    </style:style>
    <style:style style:name="TableCell130" style:family="table-cell">
      <style:table-cell-properties fo:border="0.0069in solid #000001" style:writing-mode="lr-tb" fo:padding-top="0in" fo:padding-left="0.075in" fo:padding-bottom="0in" fo:padding-right="0.075in"/>
    </style:style>
    <style:style style:name="P131" style:parent-style-name="Standard" style:list-style-name="WWNum34" style:family="paragraph"/>
    <style:style style:name="TableColumn133" style:family="table-column">
      <style:table-column-properties style:column-width="6.15in" style:use-optimal-column-width="false"/>
    </style:style>
    <style:style style:name="Table132" style:family="table">
      <style:table-properties style:width="6.15in" fo:margin-left="0.425in" table:align="left"/>
    </style:style>
    <style:style style:name="TableRow134" style:family="table-row">
      <style:table-row-properties style:use-optimal-row-height="false"/>
    </style:style>
    <style:style style:name="TableCell135" style:family="table-cell">
      <style:table-cell-properties fo:border="0.0069in solid #000001" style:writing-mode="lr-tb" fo:padding-top="0in" fo:padding-left="0.075in" fo:padding-bottom="0in" fo:padding-right="0.075in"/>
    </style:style>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fo:font-weight="bold" style:font-weight-asian="bold" style:font-weight-complex="bold" fo:color="#000000"/>
    </style:style>
    <style:style style:name="T138" style:parent-style-name="DefaultParagraphFont" style:family="text">
      <style:text-properties fo:font-weight="bold" style:font-weight-asian="bold" style:font-weight-complex="bold"/>
    </style:style>
    <style:style style:name="P139" style:parent-style-name="Standard" style:list-style-name="WWNum34" style:family="paragraph"/>
    <style:style style:name="TableColumn141" style:family="table-column">
      <style:table-column-properties style:column-width="6.15in" style:use-optimal-column-width="false"/>
    </style:style>
    <style:style style:name="Table140" style:family="table">
      <style:table-properties style:width="6.15in" fo:margin-left="0.425in" table:align="left"/>
    </style:style>
    <style:style style:name="TableRow142" style:family="table-row">
      <style:table-row-properties style:use-optimal-row-height="false"/>
    </style:style>
    <style:style style:name="TableCell143" style:family="table-cell">
      <style:table-cell-properties fo:border="0.0069in solid #000001" style:writing-mode="lr-tb" fo:padding-top="0in" fo:padding-left="0.075in" fo:padding-bottom="0in" fo:padding-right="0.075in"/>
    </style:style>
    <style:style style:name="P144" style:parent-style-name="Standard" style:list-style-name="WWNum34" style:family="paragraph"/>
    <style:style style:name="TableColumn146" style:family="table-column">
      <style:table-column-properties style:column-width="5.993in" style:use-optimal-column-width="false"/>
    </style:style>
    <style:style style:name="Table145" style:family="table">
      <style:table-properties style:width="5.993in" fo:margin-left="0.425in" table:align="left"/>
    </style:style>
    <style:style style:name="TableRow147" style:family="table-row">
      <style:table-row-properties style:use-optimal-row-height="false"/>
    </style:style>
    <style:style style:name="TableCell148" style:family="table-cell">
      <style:table-cell-properties fo:border="0.0069in solid #000001" style:writing-mode="lr-tb" fo:padding-top="0in" fo:padding-left="0.075in" fo:padding-bottom="0in" fo:padding-right="0.075in"/>
    </style:style>
    <style:style style:name="P149" style:parent-style-name="Standard" style:list-style-name="WWNum34" style:family="paragraph"/>
    <style:style style:name="TableColumn151" style:family="table-column">
      <style:table-column-properties style:column-width="6.15in" style:use-optimal-column-width="false"/>
    </style:style>
    <style:style style:name="Table150" style:family="table">
      <style:table-properties style:width="6.15in" fo:margin-left="0.425in" table:align="left"/>
    </style:style>
    <style:style style:name="TableRow152" style:family="table-row">
      <style:table-row-properties style:use-optimal-row-height="false"/>
    </style:style>
    <style:style style:name="TableCell153" style:family="table-cell">
      <style:table-cell-properties fo:border="0.0069in solid #000001" style:writing-mode="lr-tb" fo:padding-top="0in" fo:padding-left="0.075in" fo:padding-bottom="0in" fo:padding-right="0.075in"/>
    </style:style>
    <style:style style:name="P154" style:parent-style-name="Standard" style:list-style-name="WWNum34" style:family="paragraph"/>
    <style:style style:name="TableColumn156" style:family="table-column">
      <style:table-column-properties style:column-width="6.15in" style:use-optimal-column-width="false"/>
    </style:style>
    <style:style style:name="Table155" style:family="table">
      <style:table-properties style:width="6.15in" fo:margin-left="0.425in" table:align="left"/>
    </style:style>
    <style:style style:name="TableRow157" style:family="table-row">
      <style:table-row-properties style:use-optimal-row-height="false"/>
    </style:style>
    <style:style style:name="TableCell158" style:family="table-cell">
      <style:table-cell-properties fo:border="0.0069in solid #000001" style:writing-mode="lr-tb" fo:padding-top="0in" fo:padding-left="0.075in" fo:padding-bottom="0in" fo:padding-right="0.075in"/>
    </style:style>
    <style:style style:name="P159" style:parent-style-name="Standard" style:family="paragraph">
      <style:text-properties fo:color="#000000"/>
    </style:style>
    <style:style style:name="P160" style:parent-style-name="Standard" style:list-style-name="WWNum34" style:family="paragraph"/>
    <style:style style:name="TableColumn162" style:family="table-column">
      <style:table-column-properties style:column-width="6.15in" style:use-optimal-column-width="false"/>
    </style:style>
    <style:style style:name="Table161" style:family="table">
      <style:table-properties style:width="6.15in" fo:margin-left="0.425in" table:align="left"/>
    </style:style>
    <style:style style:name="TableRow163" style:family="table-row">
      <style:table-row-properties style:use-optimal-row-height="false"/>
    </style:style>
    <style:style style:name="TableCell164" style:family="table-cell">
      <style:table-cell-properties fo:border="0.0069in solid #000001" style:writing-mode="lr-tb" fo:padding-top="0in" fo:padding-left="0.075in" fo:padding-bottom="0in" fo:padding-right="0.075in"/>
    </style:style>
    <style:style style:name="P165" style:parent-style-name="Standard" style:list-style-name="WWNum34" style:family="paragraph"/>
    <style:style style:name="TableColumn167" style:family="table-column">
      <style:table-column-properties style:column-width="5.993in" style:use-optimal-column-width="false"/>
    </style:style>
    <style:style style:name="Table166" style:family="table">
      <style:table-properties style:width="5.993in" fo:margin-left="0.425in" table:align="left"/>
    </style:style>
    <style:style style:name="TableRow168" style:family="table-row">
      <style:table-row-properties style:use-optimal-row-height="false"/>
    </style:style>
    <style:style style:name="TableCell169" style:family="table-cell">
      <style:table-cell-properties fo:border="0.0069in solid #000001" style:writing-mode="lr-tb" fo:padding-top="0in" fo:padding-left="0.075in" fo:padding-bottom="0in" fo:padding-right="0.075in"/>
    </style:style>
    <style:style style:name="P170" style:parent-style-name="Standard" style:list-style-name="WWNum34" style:family="paragraph"/>
    <style:style style:name="TableColumn172" style:family="table-column">
      <style:table-column-properties style:column-width="6.15in" style:use-optimal-column-width="false"/>
    </style:style>
    <style:style style:name="Table171" style:family="table">
      <style:table-properties style:width="6.15in" fo:margin-left="0.425in" table:align="left"/>
    </style:style>
    <style:style style:name="TableRow173" style:family="table-row">
      <style:table-row-properties style:use-optimal-row-height="false"/>
    </style:style>
    <style:style style:name="TableCell174" style:family="table-cell">
      <style:table-cell-properties fo:border="0.0069in solid #000001" style:writing-mode="lr-tb" fo:padding-top="0in" fo:padding-left="0.075in" fo:padding-bottom="0in" fo:padding-right="0.075in"/>
    </style:style>
    <style:style style:name="T175" style:parent-style-name="DefaultParagraphFont" style:family="text">
      <style:text-properties fo:font-weight="bold" style:font-weight-asian="bold" style:font-weight-complex="bold"/>
    </style:style>
    <style:style style:name="T176" style:parent-style-name="DefaultParagraphFont" style:family="text">
      <style:text-properties fo:font-weight="bold" style:font-weight-asian="bold" style:font-weight-complex="bold" fo:color="#000000"/>
    </style:style>
    <style:style style:name="T177" style:parent-style-name="DefaultParagraphFont" style:family="text">
      <style:text-properties fo:font-weight="bold" style:font-weight-asian="bold" style:font-weight-complex="bold"/>
    </style:style>
    <style:style style:name="P178" style:parent-style-name="Standard" style:list-style-name="WWNum34" style:family="paragraph"/>
    <style:style style:name="TableColumn180" style:family="table-column">
      <style:table-column-properties style:column-width="6.15in" style:use-optimal-column-width="false"/>
    </style:style>
    <style:style style:name="Table179" style:family="table">
      <style:table-properties style:width="6.15in" fo:margin-left="0.425in" table:align="left"/>
    </style:style>
    <style:style style:name="TableRow181" style:family="table-row">
      <style:table-row-properties style:use-optimal-row-height="false"/>
    </style:style>
    <style:style style:name="TableCell182" style:family="table-cell">
      <style:table-cell-properties fo:border="0.0069in solid #000001" style:writing-mode="lr-tb" fo:padding-top="0in" fo:padding-left="0.075in" fo:padding-bottom="0in" fo:padding-right="0.075in"/>
    </style:style>
    <style:style style:name="P183" style:parent-style-name="Standard" style:family="paragraph">
      <style:text-properties fo:color="#000000"/>
    </style:style>
    <style:style style:name="P184" style:parent-style-name="Standard" style:list-style-name="WWNum34" style:family="paragraph"/>
    <style:style style:name="TableColumn186" style:family="table-column">
      <style:table-column-properties style:column-width="6.15in" style:use-optimal-column-width="false"/>
    </style:style>
    <style:style style:name="Table185" style:family="table">
      <style:table-properties style:width="6.15in" fo:margin-left="0.425in" table:align="left"/>
    </style:style>
    <style:style style:name="TableRow187" style:family="table-row">
      <style:table-row-properties style:use-optimal-row-height="false"/>
    </style:style>
    <style:style style:name="TableCell188" style:family="table-cell">
      <style:table-cell-properties fo:border="0.0069in solid #000001" style:writing-mode="lr-tb" fo:padding-top="0in" fo:padding-left="0.075in" fo:padding-bottom="0in" fo:padding-right="0.075in"/>
    </style:style>
    <style:style style:name="P189" style:parent-style-name="Standard" style:list-style-name="WWNum34" style:family="paragraph"/>
    <style:style style:name="TableColumn191" style:family="table-column">
      <style:table-column-properties style:column-width="5.993in" style:use-optimal-column-width="false"/>
    </style:style>
    <style:style style:name="Table190" style:family="table">
      <style:table-properties style:width="5.993in" fo:margin-left="0.425in" table:align="left"/>
    </style:style>
    <style:style style:name="TableRow192" style:family="table-row">
      <style:table-row-properties style:use-optimal-row-height="false"/>
    </style:style>
    <style:style style:name="TableCell193" style:family="table-cell">
      <style:table-cell-properties fo:border="0.0069in solid #000001" style:writing-mode="lr-tb" fo:padding-top="0in" fo:padding-left="0.075in" fo:padding-bottom="0in" fo:padding-right="0.075in"/>
    </style:style>
    <style:style style:name="P194" style:parent-style-name="Standard" style:list-style-name="WWNum34" style:family="paragraph"/>
    <style:style style:name="TableColumn196" style:family="table-column">
      <style:table-column-properties style:column-width="6.15in" style:use-optimal-column-width="false"/>
    </style:style>
    <style:style style:name="Table195" style:family="table">
      <style:table-properties style:width="6.15in" fo:margin-left="0.425in" table:align="left"/>
    </style:style>
    <style:style style:name="TableRow197" style:family="table-row">
      <style:table-row-properties style:use-optimal-row-height="false"/>
    </style:style>
    <style:style style:name="TableCell198" style:family="table-cell">
      <style:table-cell-properties fo:border="0.0069in solid #000001" style:writing-mode="lr-tb" fo:padding-top="0in" fo:padding-left="0.075in" fo:padding-bottom="0in" fo:padding-right="0.075in"/>
    </style:style>
    <style:style style:name="P199" style:parent-style-name="Standard" style:list-style-name="WWNum34" style:family="paragraph"/>
    <style:style style:name="TableColumn201" style:family="table-column">
      <style:table-column-properties style:column-width="5.993in" style:use-optimal-column-width="false"/>
    </style:style>
    <style:style style:name="Table200" style:family="table">
      <style:table-properties style:width="5.993in" fo:margin-left="0.425in" table:align="left"/>
    </style:style>
    <style:style style:name="TableRow202" style:family="table-row">
      <style:table-row-properties style:use-optimal-row-height="false"/>
    </style:style>
    <style:style style:name="TableCell203" style:family="table-cell">
      <style:table-cell-properties fo:border="0.0069in solid #000001" style:writing-mode="lr-tb" fo:padding-top="0in" fo:padding-left="0.075in" fo:padding-bottom="0in" fo:padding-right="0.075in"/>
    </style:style>
    <style:style style:name="P204" style:parent-style-name="Standard" style:family="paragraph">
      <style:text-properties fo:color="#000000"/>
    </style:style>
    <style:style style:name="T205" style:parent-style-name="DefaultParagraphFont" style:family="text">
      <style:text-properties fo:font-weight="bold" style:font-weight-asian="bold" style:font-weight-complex="bold"/>
    </style:style>
    <style:style style:name="T206" style:parent-style-name="DefaultParagraphFont" style:family="text">
      <style:text-properties fo:font-weight="bold" style:font-weight-asian="bold" style:font-weight-complex="bold" fo:color="#000000"/>
    </style:style>
    <style:style style:name="T207" style:parent-style-name="DefaultParagraphFont" style:family="text">
      <style:text-properties fo:font-weight="bold" style:font-weight-asian="bold" style:font-weight-complex="bold"/>
    </style:style>
    <style:style style:name="P208" style:parent-style-name="Standard" style:list-style-name="WWNum34" style:family="paragraph"/>
    <style:style style:name="TableColumn210" style:family="table-column">
      <style:table-column-properties style:column-width="6.15in" style:use-optimal-column-width="false"/>
    </style:style>
    <style:style style:name="Table209" style:family="table">
      <style:table-properties style:width="6.15in" fo:margin-left="0.425in" table:align="left"/>
    </style:style>
    <style:style style:name="TableRow211" style:family="table-row">
      <style:table-row-properties style:use-optimal-row-height="false"/>
    </style:style>
    <style:style style:name="TableCell212" style:family="table-cell">
      <style:table-cell-properties fo:border="0.0069in solid #000001" style:writing-mode="lr-tb" fo:padding-top="0in" fo:padding-left="0.075in" fo:padding-bottom="0in" fo:padding-right="0.075in"/>
    </style:style>
    <style:style style:name="P213" style:parent-style-name="Standard" style:list-style-name="WWNum34" style:family="paragraph"/>
    <style:style style:name="TableColumn215" style:family="table-column">
      <style:table-column-properties style:column-width="5.993in" style:use-optimal-column-width="false"/>
    </style:style>
    <style:style style:name="Table214" style:family="table">
      <style:table-properties style:width="5.993in" fo:margin-left="0.425in" table:align="left"/>
    </style:style>
    <style:style style:name="TableRow216" style:family="table-row">
      <style:table-row-properties style:use-optimal-row-height="false"/>
    </style:style>
    <style:style style:name="TableCell217" style:family="table-cell">
      <style:table-cell-properties fo:border="0.0069in solid #000001" style:writing-mode="lr-tb" fo:padding-top="0in" fo:padding-left="0.075in" fo:padding-bottom="0in" fo:padding-right="0.075in"/>
    </style:style>
    <style:style style:name="P218" style:parent-style-name="Standard" style:list-style-name="WWNum34" style:family="paragraph"/>
    <style:style style:name="TableColumn220" style:family="table-column">
      <style:table-column-properties style:column-width="6.15in" style:use-optimal-column-width="false"/>
    </style:style>
    <style:style style:name="Table219" style:family="table">
      <style:table-properties style:width="6.15in" fo:margin-left="0.425in" table:align="left"/>
    </style:style>
    <style:style style:name="TableRow221" style:family="table-row">
      <style:table-row-properties style:use-optimal-row-height="false"/>
    </style:style>
    <style:style style:name="TableCell222" style:family="table-cell">
      <style:table-cell-properties fo:border="0.0069in solid #000001" style:writing-mode="lr-tb" fo:padding-top="0in" fo:padding-left="0.075in" fo:padding-bottom="0in" fo:padding-right="0.075in"/>
    </style:style>
    <style:style style:name="P223" style:parent-style-name="Standard" style:list-style-name="WWNum34" style:family="paragraph"/>
    <style:style style:name="TableColumn225" style:family="table-column">
      <style:table-column-properties style:column-width="6.15in" style:use-optimal-column-width="false"/>
    </style:style>
    <style:style style:name="Table224" style:family="table">
      <style:table-properties style:width="6.15in" fo:margin-left="0.425in" table:align="left"/>
    </style:style>
    <style:style style:name="TableRow226" style:family="table-row">
      <style:table-row-properties style:use-optimal-row-height="false"/>
    </style:style>
    <style:style style:name="TableCell227" style:family="table-cell">
      <style:table-cell-properties fo:border="0.0069in solid #000001" style:writing-mode="lr-tb" fo:padding-top="0in" fo:padding-left="0.075in" fo:padding-bottom="0in" fo:padding-right="0.075in"/>
    </style:style>
    <style:style style:name="P228" style:parent-style-name="Standard" style:family="paragraph">
      <style:text-properties fo:color="#000000"/>
    </style:style>
    <style:style style:name="P229" style:parent-style-name="Standard" style:list-style-name="WWNum34" style:family="paragraph"/>
    <style:style style:name="TableColumn231" style:family="table-column">
      <style:table-column-properties style:column-width="6.15in" style:use-optimal-column-width="false"/>
    </style:style>
    <style:style style:name="Table230" style:family="table">
      <style:table-properties style:width="6.15in" fo:margin-left="0.425in" table:align="left"/>
    </style:style>
    <style:style style:name="TableRow232" style:family="table-row">
      <style:table-row-properties style:use-optimal-row-height="false"/>
    </style:style>
    <style:style style:name="TableCell233" style:family="table-cell">
      <style:table-cell-properties fo:border="0.0069in solid #000001" style:writing-mode="lr-tb" fo:padding-top="0in" fo:padding-left="0.075in" fo:padding-bottom="0in" fo:padding-right="0.075in"/>
    </style:style>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fo:font-weight="bold" style:font-weight-asian="bold" style:font-weight-complex="bold" fo:color="#000000"/>
    </style:style>
    <style:style style:name="P236" style:parent-style-name="Standard" style:list-style-name="WWNum34" style:family="paragraph"/>
    <style:style style:name="TableColumn238" style:family="table-column">
      <style:table-column-properties style:column-width="5.993in" style:use-optimal-column-width="false"/>
    </style:style>
    <style:style style:name="Table237" style:family="table">
      <style:table-properties style:width="5.993in" fo:margin-left="0.425in" table:align="left"/>
    </style:style>
    <style:style style:name="TableRow239" style:family="table-row">
      <style:table-row-properties style:use-optimal-row-height="false"/>
    </style:style>
    <style:style style:name="TableCell240" style:family="table-cell">
      <style:table-cell-properties fo:border="0.0069in solid #000001" style:writing-mode="lr-tb" fo:padding-top="0in" fo:padding-left="0.075in" fo:padding-bottom="0in" fo:padding-right="0.075in"/>
    </style:style>
    <style:style style:name="P241" style:parent-style-name="Standard" style:list-style-name="WWNum34" style:family="paragraph"/>
    <style:style style:name="TableColumn243" style:family="table-column">
      <style:table-column-properties style:column-width="6.15in" style:use-optimal-column-width="false"/>
    </style:style>
    <style:style style:name="Table242" style:family="table">
      <style:table-properties style:width="6.15in" fo:margin-left="0.425in" table:align="left"/>
    </style:style>
    <style:style style:name="TableRow244" style:family="table-row">
      <style:table-row-properties style:use-optimal-row-height="false"/>
    </style:style>
    <style:style style:name="TableCell245" style:family="table-cell">
      <style:table-cell-properties fo:border="0.0069in solid #000001" style:writing-mode="lr-tb" fo:padding-top="0in" fo:padding-left="0.075in" fo:padding-bottom="0in" fo:padding-right="0.075in"/>
    </style:style>
    <style:style style:name="P246" style:parent-style-name="Standard" style:list-style-name="WWNum34" style:family="paragraph"/>
    <style:style style:name="TableColumn248" style:family="table-column">
      <style:table-column-properties style:column-width="6.15in" style:use-optimal-column-width="false"/>
    </style:style>
    <style:style style:name="Table247" style:family="table">
      <style:table-properties style:width="6.15in" fo:margin-left="0.425in" table:align="left"/>
    </style:style>
    <style:style style:name="TableRow249" style:family="table-row">
      <style:table-row-properties style:use-optimal-row-height="false"/>
    </style:style>
    <style:style style:name="TableCell250" style:family="table-cell">
      <style:table-cell-properties fo:border="0.0069in solid #000001" style:writing-mode="lr-tb" fo:padding-top="0in" fo:padding-left="0.075in" fo:padding-bottom="0in" fo:padding-right="0.075in"/>
    </style:style>
    <style:style style:name="P251" style:parent-style-name="Standard" style:family="paragraph">
      <style:text-properties fo:color="#000000"/>
    </style:style>
    <style:style style:name="T252" style:parent-style-name="DefaultParagraphFont" style:family="text">
      <style:text-properties fo:font-weight="bold" style:font-weight-asian="bold" style:font-weight-complex="bold"/>
    </style:style>
    <style:style style:name="T253" style:parent-style-name="DefaultParagraphFont" style:family="text">
      <style:text-properties fo:font-weight="bold" style:font-weight-asian="bold" style:font-weight-complex="bold" fo:color="#000000"/>
    </style:style>
    <style:style style:name="T254" style:parent-style-name="DefaultParagraphFont" style:family="text">
      <style:text-properties fo:font-weight="bold" style:font-weight-asian="bold" style:font-weight-complex="bold"/>
    </style:style>
    <style:style style:name="P255" style:parent-style-name="Standard" style:list-style-name="WWNum34" style:family="paragraph"/>
    <style:style style:name="TableColumn257" style:family="table-column">
      <style:table-column-properties style:column-width="6.15in" style:use-optimal-column-width="false"/>
    </style:style>
    <style:style style:name="Table256" style:family="table">
      <style:table-properties style:width="6.15in" fo:margin-left="0.425in" table:align="left"/>
    </style:style>
    <style:style style:name="TableRow258" style:family="table-row">
      <style:table-row-properties style:use-optimal-row-height="false"/>
    </style:style>
    <style:style style:name="TableCell259" style:family="table-cell">
      <style:table-cell-properties fo:border="0.0069in solid #000001" style:writing-mode="lr-tb" fo:padding-top="0in" fo:padding-left="0.075in" fo:padding-bottom="0in" fo:padding-right="0.075in"/>
    </style:style>
    <style:style style:name="P260" style:parent-style-name="Standard" style:list-style-name="WWNum34" style:family="paragraph"/>
    <style:style style:name="TableColumn262" style:family="table-column">
      <style:table-column-properties style:column-width="5.993in" style:use-optimal-column-width="false"/>
    </style:style>
    <style:style style:name="Table261" style:family="table">
      <style:table-properties style:width="5.993in" fo:margin-left="0.425in" table:align="left"/>
    </style:style>
    <style:style style:name="TableRow263" style:family="table-row">
      <style:table-row-properties style:use-optimal-row-height="false"/>
    </style:style>
    <style:style style:name="TableCell264" style:family="table-cell">
      <style:table-cell-properties fo:border="0.0069in solid #000001" style:writing-mode="lr-tb" fo:padding-top="0in" fo:padding-left="0.075in" fo:padding-bottom="0in" fo:padding-right="0.075in"/>
    </style:style>
    <style:style style:name="P265" style:parent-style-name="Standard" style:list-style-name="WWNum34" style:family="paragraph"/>
    <style:style style:name="TableColumn267" style:family="table-column">
      <style:table-column-properties style:column-width="6.15in" style:use-optimal-column-width="false"/>
    </style:style>
    <style:style style:name="Table266" style:family="table">
      <style:table-properties style:width="6.15in" fo:margin-left="0.425in" table:align="left"/>
    </style:style>
    <style:style style:name="TableRow268" style:family="table-row">
      <style:table-row-properties style:use-optimal-row-height="false"/>
    </style:style>
    <style:style style:name="TableCell269" style:family="table-cell">
      <style:table-cell-properties fo:border="0.0069in solid #000001" style:writing-mode="lr-tb" fo:padding-top="0in" fo:padding-left="0.075in" fo:padding-bottom="0in" fo:padding-right="0.075in"/>
    </style:style>
    <style:style style:name="P270" style:parent-style-name="Standard" style:list-style-name="WWNum34" style:family="paragraph"/>
    <style:style style:name="TableColumn272" style:family="table-column">
      <style:table-column-properties style:column-width="6.15in" style:use-optimal-column-width="false"/>
    </style:style>
    <style:style style:name="Table271" style:family="table">
      <style:table-properties style:width="6.15in" fo:margin-left="0.425in" table:align="left"/>
    </style:style>
    <style:style style:name="TableRow273" style:family="table-row">
      <style:table-row-properties style:use-optimal-row-height="false"/>
    </style:style>
    <style:style style:name="TableCell274" style:family="table-cell">
      <style:table-cell-properties fo:border="0.0069in solid #000001" style:writing-mode="lr-tb" fo:padding-top="0in" fo:padding-left="0.075in" fo:padding-bottom="0in" fo:padding-right="0.075in"/>
    </style:style>
    <style:style style:name="P275" style:parent-style-name="Standard" style:family="paragraph">
      <style:text-properties fo:color="#000000"/>
    </style:style>
    <style:style style:name="P276" style:parent-style-name="Standard" style:list-style-name="WWNum34" style:family="paragraph"/>
    <style:style style:name="TableColumn278" style:family="table-column">
      <style:table-column-properties style:column-width="6.15in" style:use-optimal-column-width="false"/>
    </style:style>
    <style:style style:name="Table277" style:family="table">
      <style:table-properties style:width="6.15in" fo:margin-left="0.425in" table:align="left"/>
    </style:style>
    <style:style style:name="TableRow279" style:family="table-row">
      <style:table-row-properties style:use-optimal-row-height="false"/>
    </style:style>
    <style:style style:name="TableCell280" style:family="table-cell">
      <style:table-cell-properties fo:border="0.0069in solid #000001" style:writing-mode="lr-tb" fo:padding-top="0in" fo:padding-left="0.075in" fo:padding-bottom="0in" fo:padding-right="0.075in"/>
    </style:style>
    <style:style style:name="P281" style:parent-style-name="Standard" style:family="paragraph">
      <style:text-properties fo:font-weight="bold" style:font-weight-asian="bold" style:font-weight-complex="bold"/>
    </style:style>
    <style:style style:name="T282" style:parent-style-name="DefaultParagraphFont" style:family="text">
      <style:text-properties fo:font-weight="bold" style:font-weight-asian="bold" style:font-weight-complex="bold"/>
    </style:style>
    <style:style style:name="P283" style:parent-style-name="Standard" style:list-style-name="WWNum34" style:family="paragraph"/>
    <style:style style:name="TableColumn285" style:family="table-column">
      <style:table-column-properties style:column-width="6.15in" style:use-optimal-column-width="false"/>
    </style:style>
    <style:style style:name="Table284" style:family="table">
      <style:table-properties style:width="6.15in" fo:margin-left="0.425in" table:align="left"/>
    </style:style>
    <style:style style:name="TableRow286" style:family="table-row">
      <style:table-row-properties style:use-optimal-row-height="false"/>
    </style:style>
    <style:style style:name="TableCell287" style:family="table-cell">
      <style:table-cell-properties fo:border="0.0069in solid #000001" style:writing-mode="lr-tb" fo:padding-top="0in" fo:padding-left="0.075in" fo:padding-bottom="0in" fo:padding-right="0.075in"/>
    </style:style>
    <style:style style:name="P288" style:parent-style-name="Standard" style:list-style-name="WWNum34" style:family="paragraph"/>
    <style:style style:name="TableColumn290" style:family="table-column">
      <style:table-column-properties style:column-width="6.15in" style:use-optimal-column-width="false"/>
    </style:style>
    <style:style style:name="Table289" style:family="table">
      <style:table-properties style:width="6.15in" fo:margin-left="0.425in" table:align="left"/>
    </style:style>
    <style:style style:name="TableRow291" style:family="table-row">
      <style:table-row-properties style:use-optimal-row-height="false"/>
    </style:style>
    <style:style style:name="TableCell292" style:family="table-cell">
      <style:table-cell-properties fo:border="0.0069in solid #000001" style:writing-mode="lr-tb" fo:padding-top="0in" fo:padding-left="0.075in" fo:padding-bottom="0in" fo:padding-right="0.075in"/>
    </style:style>
    <style:style style:name="P293" style:parent-style-name="Standard" style:list-style-name="WWNum34" style:family="paragraph"/>
    <style:style style:name="TableColumn295" style:family="table-column">
      <style:table-column-properties style:column-width="6.15in" style:use-optimal-column-width="false"/>
    </style:style>
    <style:style style:name="Table294" style:family="table">
      <style:table-properties style:width="6.15in" fo:margin-left="0.425in" table:align="left"/>
    </style:style>
    <style:style style:name="TableRow296" style:family="table-row">
      <style:table-row-properties style:use-optimal-row-height="false"/>
    </style:style>
    <style:style style:name="TableCell297" style:family="table-cell">
      <style:table-cell-properties fo:border="0.0069in solid #000001" style:writing-mode="lr-tb" fo:padding-top="0in" fo:padding-left="0.075in" fo:padding-bottom="0in" fo:padding-right="0.075in"/>
    </style:style>
    <style:style style:name="P298" style:parent-style-name="Standard" style:list-style-name="WWNum34" style:family="paragraph"/>
    <style:style style:name="TableColumn300" style:family="table-column">
      <style:table-column-properties style:column-width="6.15in" style:use-optimal-column-width="false"/>
    </style:style>
    <style:style style:name="Table299" style:family="table">
      <style:table-properties style:width="6.15in" fo:margin-left="0.425in" table:align="left"/>
    </style:style>
    <style:style style:name="TableRow301" style:family="table-row">
      <style:table-row-properties style:use-optimal-row-height="false"/>
    </style:style>
    <style:style style:name="TableCell302" style:family="table-cell">
      <style:table-cell-properties fo:border="0.0069in solid #000001" style:writing-mode="lr-tb" fo:padding-top="0in" fo:padding-left="0.075in" fo:padding-bottom="0in" fo:padding-right="0.075in"/>
    </style:style>
    <style:style style:name="P303" style:parent-style-name="Standard" style:list-style-name="WWNum34" style:family="paragraph"/>
    <style:style style:name="T304" style:parent-style-name="DefaultParagraphFont" style:family="text">
      <style:text-properties fo:font-style="italic" style:font-style-asian="italic" style:font-style-complex="italic"/>
    </style:style>
    <style:style style:name="TableColumn306" style:family="table-column">
      <style:table-column-properties style:column-width="6.15in" style:use-optimal-column-width="false"/>
    </style:style>
    <style:style style:name="Table305" style:family="table">
      <style:table-properties style:width="6.15in" fo:margin-left="0.425in" table:align="left"/>
    </style:style>
    <style:style style:name="TableRow307" style:family="table-row">
      <style:table-row-properties style:use-optimal-row-height="false"/>
    </style:style>
    <style:style style:name="TableCell308" style:family="table-cell">
      <style:table-cell-properties fo:border="0.0069in solid #000001" style:writing-mode="lr-tb" fo:padding-top="0in" fo:padding-left="0.075in" fo:padding-bottom="0in" fo:padding-right="0.075in"/>
    </style:style>
    <style:style style:name="P309" style:parent-style-name="Standard" style:list-style-name="WWNum34" style:family="paragraph"/>
    <style:style style:name="TableColumn311" style:family="table-column">
      <style:table-column-properties style:column-width="6.15in" style:use-optimal-column-width="false"/>
    </style:style>
    <style:style style:name="Table310" style:family="table">
      <style:table-properties style:width="6.15in" fo:margin-left="0.425in" table:align="left"/>
    </style:style>
    <style:style style:name="TableRow312" style:family="table-row">
      <style:table-row-properties style:use-optimal-row-height="false"/>
    </style:style>
    <style:style style:name="TableCell313" style:family="table-cell">
      <style:table-cell-properties fo:border="0.0069in solid #000001" style:writing-mode="lr-tb" fo:padding-top="0in" fo:padding-left="0.075in" fo:padding-bottom="0in" fo:padding-right="0.075in"/>
    </style:style>
    <style:style style:name="P314" style:parent-style-name="Standard" style:list-style-name="WWNum34" style:family="paragraph"/>
    <style:style style:name="TableColumn316" style:family="table-column">
      <style:table-column-properties style:column-width="6.15in" style:use-optimal-column-width="false"/>
    </style:style>
    <style:style style:name="Table315" style:family="table">
      <style:table-properties style:width="6.15in" fo:margin-left="0.425in" table:align="left"/>
    </style:style>
    <style:style style:name="TableRow317" style:family="table-row">
      <style:table-row-properties style:use-optimal-row-height="false"/>
    </style:style>
    <style:style style:name="TableCell318" style:family="table-cell">
      <style:table-cell-properties fo:border="0.0069in solid #000001" style:writing-mode="lr-tb" fo:padding-top="0in" fo:padding-left="0.075in" fo:padding-bottom="0in" fo:padding-right="0.075in"/>
    </style:style>
    <style:style style:name="P319" style:parent-style-name="Standard" style:list-style-name="WWNum34" style:family="paragraph"/>
    <style:style style:name="TableColumn321" style:family="table-column">
      <style:table-column-properties style:column-width="6.15in" style:use-optimal-column-width="false"/>
    </style:style>
    <style:style style:name="Table320" style:family="table">
      <style:table-properties style:width="6.15in" fo:margin-left="0.425in" table:align="left"/>
    </style:style>
    <style:style style:name="TableRow322" style:family="table-row">
      <style:table-row-properties style:use-optimal-row-height="false"/>
    </style:style>
    <style:style style:name="TableCell323" style:family="table-cell">
      <style:table-cell-properties fo:border="0.0069in solid #000001" style:writing-mode="lr-tb" fo:padding-top="0in" fo:padding-left="0.075in" fo:padding-bottom="0in" fo:padding-right="0.075in"/>
    </style:style>
    <style:style style:name="P324" style:parent-style-name="Standard" style:list-style-name="WWNum34" style:family="paragraph"/>
    <style:style style:name="TableColumn326" style:family="table-column">
      <style:table-column-properties style:column-width="6.15in" style:use-optimal-column-width="false"/>
    </style:style>
    <style:style style:name="Table325" style:family="table">
      <style:table-properties style:width="6.15in" fo:margin-left="0.425in" table:align="left"/>
    </style:style>
    <style:style style:name="TableRow327" style:family="table-row">
      <style:table-row-properties style:use-optimal-row-height="false"/>
    </style:style>
    <style:style style:name="TableCell328" style:family="table-cell">
      <style:table-cell-properties fo:border="0.0069in solid #000001" style:writing-mode="lr-tb" fo:padding-top="0in" fo:padding-left="0.075in" fo:padding-bottom="0in" fo:padding-right="0.075in"/>
    </style:style>
    <style:style style:name="P329" style:parent-style-name="Standard" style:list-style-name="WWNum34" style:family="paragraph"/>
    <style:style style:name="T330" style:parent-style-name="DefaultParagraphFont" style:family="text">
      <style:text-properties fo:font-weight="bold" style:font-weight-asian="bold" style:font-weight-complex="bold"/>
    </style:style>
    <style:style style:name="TableColumn332" style:family="table-column">
      <style:table-column-properties style:column-width="6.15in" style:use-optimal-column-width="false"/>
    </style:style>
    <style:style style:name="Table331" style:family="table">
      <style:table-properties style:width="6.15in" fo:margin-left="0.425in" table:align="left"/>
    </style:style>
    <style:style style:name="TableRow333" style:family="table-row">
      <style:table-row-properties style:use-optimal-row-height="false"/>
    </style:style>
    <style:style style:name="TableCell334" style:family="table-cell">
      <style:table-cell-properties fo:border="0.0069in solid #000001" style:writing-mode="lr-tb" fo:padding-top="0in" fo:padding-left="0.075in" fo:padding-bottom="0in" fo:padding-right="0.075in"/>
    </style:style>
    <style:style style:name="P335" style:parent-style-name="Standard" style:list-style-name="WWNum34" style:family="paragraph"/>
    <style:style style:name="TableColumn337" style:family="table-column">
      <style:table-column-properties style:column-width="6.15in" style:use-optimal-column-width="false"/>
    </style:style>
    <style:style style:name="Table336" style:family="table">
      <style:table-properties style:width="6.15in" fo:margin-left="0.425in" table:align="left"/>
    </style:style>
    <style:style style:name="TableRow338" style:family="table-row">
      <style:table-row-properties style:use-optimal-row-height="false"/>
    </style:style>
    <style:style style:name="TableCell339" style:family="table-cell">
      <style:table-cell-properties fo:border="0.0069in solid #000001" style:writing-mode="lr-tb" fo:padding-top="0in" fo:padding-left="0.075in" fo:padding-bottom="0in" fo:padding-right="0.075in"/>
    </style:style>
    <style:style style:name="P340" style:parent-style-name="Standard" style:list-style-name="WWNum34" style:family="paragraph"/>
    <style:style style:name="TableColumn342" style:family="table-column">
      <style:table-column-properties style:column-width="6.15in" style:use-optimal-column-width="false"/>
    </style:style>
    <style:style style:name="Table341" style:family="table">
      <style:table-properties style:width="6.15in" fo:margin-left="0.425in" table:align="left"/>
    </style:style>
    <style:style style:name="TableRow343" style:family="table-row">
      <style:table-row-properties style:use-optimal-row-height="false"/>
    </style:style>
    <style:style style:name="TableCell344" style:family="table-cell">
      <style:table-cell-properties fo:border="0.0069in solid #000001" style:writing-mode="lr-tb" fo:padding-top="0in" fo:padding-left="0.075in" fo:padding-bottom="0in" fo:padding-right="0.075in"/>
    </style:style>
    <style:style style:name="P345" style:parent-style-name="Standard" style:list-style-name="WWNum34" style:family="paragraph"/>
    <style:style style:name="TableColumn347" style:family="table-column">
      <style:table-column-properties style:column-width="6.15in" style:use-optimal-column-width="false"/>
    </style:style>
    <style:style style:name="Table346" style:family="table">
      <style:table-properties style:width="6.15in" fo:margin-left="0.425in" table:align="left"/>
    </style:style>
    <style:style style:name="TableRow348" style:family="table-row">
      <style:table-row-properties style:use-optimal-row-height="false"/>
    </style:style>
    <style:style style:name="TableCell349" style:family="table-cell">
      <style:table-cell-properties fo:border="0.0069in solid #000001" style:writing-mode="lr-tb" fo:padding-top="0in" fo:padding-left="0.075in" fo:padding-bottom="0in" fo:padding-right="0.075in"/>
    </style:style>
    <style:style style:name="T350" style:parent-style-name="DefaultParagraphFont" style:family="text">
      <style:text-properties style:text-underline-type="single" style:text-underline-style="solid" style:text-underline-width="auto" style:text-underline-mode="continuous"/>
    </style:style>
    <style:style style:name="T351" style:parent-style-name="DefaultParagraphFont" style:family="text">
      <style:text-properties style:text-underline-type="single" style:text-underline-style="solid" style:text-underline-width="auto" style:text-underline-mode="continuous"/>
    </style:style>
    <style:style style:name="P352" style:parent-style-name="NoSpacing" style:family="paragraph">
      <style:paragraph-properties fo:text-align="center"/>
      <style:text-properties fo:font-weight="bold" style:font-weight-asian="bold" style:font-weight-complex="bold"/>
    </style:style>
    <style:style style:name="P353" style:parent-style-name="NoSpacing" style:family="paragraph">
      <style:paragraph-properties fo:text-align="center"/>
    </style:style>
    <style:style style:name="T354" style:parent-style-name="DefaultParagraphFont" style:family="text">
      <style:text-properties fo:font-weight="bold" style:font-weight-asian="bold" style:font-weight-complex="bold"/>
    </style:style>
    <style:style style:name="T355" style:parent-style-name="DefaultParagraphFont" style:family="text">
      <style:text-properties fo:font-weight="bold" style:font-weight-asian="bold" style:font-weight-complex="bold" fo:font-size="14pt" style:font-size-asian="14pt" style:font-size-complex="14pt" fo:background-color="#FFFF00"/>
    </style:style>
    <style:style style:name="T356" style:parent-style-name="DefaultParagraphFont" style:family="text">
      <style:text-properties fo:font-weight="bold" style:font-weight-asian="bold" style:font-weight-complex="bold"/>
    </style:style>
    <style:style style:name="P357" style:parent-style-name="NoSpacing" style:family="paragraph">
      <style:paragraph-properties fo:text-align="center"/>
    </style:style>
    <style:style style:name="T358" style:parent-style-name="DefaultParagraphFont" style:family="text">
      <style:text-properties fo:font-weight="bold" style:font-weight-asian="bold" style:font-weight-complex="bold"/>
    </style:style>
    <style:style style:name="P359" style:parent-style-name="NoSpacing" style:list-style-name="LFO37" style:family="paragraph"/>
    <style:style style:name="P360" style:parent-style-name="NoSpacing" style:list-style-name="LFO37" style:family="paragraph"/>
    <style:style style:name="P361" style:parent-style-name="NoSpacing" style:list-style-name="LFO37" style:family="paragraph"/>
    <style:style style:name="P362" style:parent-style-name="NoSpacing" style:list-style-name="LFO37" style:family="paragraph"/>
    <style:style style:name="P363" style:parent-style-name="NoSpacing" style:list-style-name="LFO37" style:family="paragraph"/>
    <style:style style:name="P364" style:parent-style-name="NoSpacing" style:list-style-name="LFO37" style:family="paragraph"/>
    <style:style style:name="P365" style:parent-style-name="NoSpacing" style:list-style-name="LFO37" style:family="paragraph"/>
    <style:style style:name="P366" style:parent-style-name="NoSpacing" style:family="paragraph">
      <style:paragraph-properties fo:margin-left="0.5in">
        <style:tab-stops/>
      </style:paragraph-properties>
    </style:style>
    <style:style style:name="P367" style:parent-style-name="NoSpacing" style:family="paragraph">
      <style:paragraph-properties fo:margin-left="0.5in">
        <style:tab-stops/>
      </style:paragraph-properties>
    </style:style>
    <style:style style:name="T368" style:parent-style-name="DefaultParagraphFont" style:family="text">
      <style:text-properties fo:font-weight="bold" style:font-weight-asian="bold" style:font-weight-complex="bold"/>
    </style:style>
    <style:style style:name="T369" style:parent-style-name="DefaultParagraphFont" style:family="text">
      <style:text-properties fo:font-weight="bold" style:font-weight-asian="bold" style:font-weight-complex="bold" fo:font-size="14pt" style:font-size-asian="14pt" style:font-size-complex="14pt" fo:background-color="#FFFF00"/>
    </style:style>
    <style:style style:name="T370" style:parent-style-name="DefaultParagraphFont" style:family="text">
      <style:text-properties fo:font-weight="bold" style:font-weight-asian="bold" style:font-weight-complex="bold"/>
    </style:style>
    <style:style style:name="P371" style:parent-style-name="NoSpacing" style:family="paragraph">
      <style:paragraph-properties fo:text-align="center"/>
    </style:style>
    <style:style style:name="T372" style:parent-style-name="DefaultParagraphFont" style:family="text">
      <style:text-properties fo:font-weight="bold" style:font-weight-asian="bold" style:font-weight-complex="bold"/>
    </style:style>
    <style:style style:name="P373" style:parent-style-name="NoSpacing" style:list-style-name="LFO38" style:family="paragraph"/>
    <style:style style:name="P374" style:parent-style-name="NoSpacing" style:list-style-name="LFO38" style:family="paragraph"/>
    <style:style style:name="P375" style:parent-style-name="NoSpacing" style:list-style-name="LFO38" style:family="paragraph"/>
    <style:style style:name="P376" style:parent-style-name="NoSpacing" style:list-style-name="LFO38" style:family="paragraph"/>
    <style:style style:name="P377" style:parent-style-name="NoSpacing" style:list-style-name="LFO38" style:family="paragraph"/>
    <style:style style:name="P378" style:parent-style-name="NoSpacing" style:list-style-name="LFO38" style:family="paragraph"/>
    <style:style style:name="P379" style:parent-style-name="NoSpacing" style:list-style-name="LFO38" style:family="paragraph"/>
    <style:style style:name="P380" style:parent-style-name="NoSpacing" style:list-style-name="LFO38" style:family="paragraph"/>
    <style:style style:name="P381" style:parent-style-name="NoSpacing" style:list-style-name="LFO38" style:family="paragraph"/>
    <style:style style:name="P382" style:parent-style-name="NoSpacing" style:list-style-name="LFO38" style:family="paragraph"/>
    <style:style style:name="P383" style:parent-style-name="NoSpacing" style:list-style-name="LFO38" style:family="paragraph"/>
    <style:style style:name="P384" style:parent-style-name="NoSpacing" style:family="paragraph">
      <style:paragraph-properties fo:margin-left="0.25in">
        <style:tab-stops/>
      </style:paragraph-properties>
    </style:style>
    <style:style style:name="P385" style:parent-style-name="NoSpacing" style:family="paragraph">
      <style:paragraph-properties fo:text-align="center"/>
    </style:style>
    <style:style style:name="T386" style:parent-style-name="DefaultParagraphFont" style:family="text">
      <style:text-properties fo:font-weight="bold" style:font-weight-asian="bold" style:font-weight-complex="bold"/>
    </style:style>
    <style:style style:name="P387" style:parent-style-name="NoSpacing" style:family="paragraph">
      <style:paragraph-properties fo:text-align="center"/>
    </style:style>
    <style:style style:name="T388" style:parent-style-name="DefaultParagraphFont" style:family="text">
      <style:text-properties fo:font-weight="bold" style:font-weight-asian="bold" style:font-weight-complex="bold"/>
    </style:style>
    <style:style style:name="P389" style:parent-style-name="NoSpacing" style:list-style-name="LFO39" style:family="paragraph"/>
    <style:style style:name="P390" style:parent-style-name="NoSpacing" style:list-style-name="LFO39" style:family="paragraph"/>
    <style:style style:name="P391" style:parent-style-name="NoSpacing" style:list-style-name="LFO39" style:family="paragraph"/>
    <style:style style:name="P392" style:parent-style-name="NoSpacing" style:list-style-name="LFO39" style:family="paragraph"/>
    <style:style style:name="P393" style:parent-style-name="NoSpacing" style:list-style-name="LFO39" style:family="paragraph"/>
    <style:style style:name="P394" style:parent-style-name="NoSpacing" style:list-style-name="LFO39" style:family="paragraph"/>
    <style:style style:name="P395" style:parent-style-name="NoSpacing" style:list-style-name="LFO39" style:family="paragraph"/>
    <style:style style:name="P396" style:parent-style-name="NoSpacing" style:list-style-name="LFO39" style:family="paragraph"/>
    <style:style style:name="P397" style:parent-style-name="NoSpacing" style:list-style-name="LFO39" style:family="paragraph"/>
    <style:style style:name="P398" style:parent-style-name="NoSpacing" style:list-style-name="LFO39" style:family="paragraph"/>
    <style:style style:name="P399" style:parent-style-name="NoSpacing" style:list-style-name="LFO39" style:family="paragraph"/>
    <style:style style:name="P400" style:parent-style-name="NoSpacing" style:family="paragraph">
      <style:paragraph-properties fo:text-align="center"/>
    </style:style>
    <style:style style:name="T401" style:parent-style-name="DefaultParagraphFont" style:family="text">
      <style:text-properties fo:font-weight="bold" style:font-weight-asian="bold" style:font-weight-complex="bold"/>
    </style:style>
    <style:style style:name="P402" style:parent-style-name="NoSpacing" style:family="paragraph">
      <style:paragraph-properties fo:text-align="center"/>
    </style:style>
    <style:style style:name="T403" style:parent-style-name="DefaultParagraphFont" style:family="text">
      <style:text-properties fo:font-weight="bold" style:font-weight-asian="bold" style:font-weight-complex="bold"/>
    </style:style>
    <style:style style:name="P404" style:parent-style-name="NoSpacing" style:list-style-name="LFO40" style:family="paragraph"/>
    <style:style style:name="P405" style:parent-style-name="NoSpacing" style:list-style-name="LFO40" style:family="paragraph"/>
    <style:style style:name="P406" style:parent-style-name="NoSpacing" style:list-style-name="LFO40" style:family="paragraph"/>
    <style:style style:name="P407" style:parent-style-name="NoSpacing" style:list-style-name="LFO40" style:family="paragraph"/>
    <style:style style:name="P408" style:parent-style-name="NoSpacing" style:list-style-name="LFO40" style:family="paragraph"/>
    <style:style style:name="P409" style:parent-style-name="NoSpacing" style:list-style-name="LFO40" style:family="paragraph"/>
    <style:style style:name="P410" style:parent-style-name="NoSpacing" style:list-style-name="LFO40" style:family="paragraph"/>
    <style:style style:name="P411" style:parent-style-name="NoSpacing" style:list-style-name="LFO40" style:family="paragraph"/>
    <style:style style:name="P412" style:parent-style-name="NoSpacing" style:list-style-name="LFO40" style:family="paragraph"/>
    <style:style style:name="P413" style:parent-style-name="NoSpacing" style:list-style-name="LFO40" style:family="paragraph"/>
    <style:style style:name="P414" style:parent-style-name="NoSpacing" style:list-style-name="LFO40" style:family="paragraph"/>
    <style:style style:name="P415" style:parent-style-name="NoSpacing" style:list-style-name="LFO40" style:family="paragraph"/>
    <style:style style:name="P416" style:parent-style-name="NoSpacing" style:list-style-name="LFO40" style:family="paragraph"/>
  </office:automatic-styles>
  <office:body>
    <office:text text:use-soft-page-breaks="true">
      <text:p text:style-name="P1"><text:span text:style-name="T5">Name:_________________Augustus__________________________</text:span></text:p>
      <text:p text:style-name="Standard">For each of the below questions, write a short sentence or two to express (in your own words) your answer. <text:s/>Keep the answers short, but use complete, correct, English sentences. <text:s/></text:p>
      <text:p text:style-name="Standard">If it helps to clarify the questions, feel free to mentally prefix all the questions with the phrase "According to the video…"</text:p>
      <text:list text:style-name="WWNum1" text:continue-numbering="true">
        <text:list-item>
          <text:p text:style-name="P6">After you’ve watched all the videos, please answer this question:<text:line-break/>Of all the videos that you watched, if you could pick one video to be re-recorded by the instructor outside of class which would you choose? <text:s/>Why?<text:line-break/>(Keep in mind the recording outside of class will omit any pauses from the instructor answering student questions, have less hemming and hawing, etc, and generally be more concise)</text:p>
        </text:list-item>
      </text:list>
      <table:table table:style-name="Table7">
        <table:table-columns>
          <table:table-column table:style-name="TableColumn8"/>
        </table:table-columns>
        <table:table-row table:style-name="TableRow9">
          <table:table-cell table:style-name="TableCell10">
            <text:p text:style-name="Standard">&lt; Write your answer here &gt;</text:p>
          </table:table-cell>
        </table:table-row>
      </table:table>
      <text:p text:style-name="P11"/>
      <text:p text:style-name="Standard"><text:span text:style-name="T12">VIDEO:<text:s/></text:span><text:span text:style-name="T13"><text:s/></text:span><text:span text:style-name="T14">Debugging, Part 1</text:span></text:p>
      <text:list text:style-name="WWNum34" text:continue-numbering="true">
        <text:list-item>
          <text:p text:style-name="P15">Other than staring at the source code a lot, what other way can people debug their code (without using the debugger feature built into something like Visual Studio)?</text:p>
        </text:list-item>
      </text:list>
      <table:table table:style-name="Table16">
        <table:table-columns>
          <table:table-column table:style-name="TableColumn17"/>
        </table:table-columns>
        <table:table-row table:style-name="TableRow18">
          <table:table-cell table:style-name="TableCell19">
            <text:p text:style-name="Standard">Using a lot of print statements or console.writelines to figure out the value of things and seeing what point of the program your in.</text:p>
          </table:table-cell>
        </table:table-row>
      </table:table>
      <text:p text:style-name="Standard"/>
      <text:list text:style-name="WWNum34" text:continue-numbering="true">
        <text:list-item>
          <text:p text:style-name="P20">What is good about the approach you listed in the prior question? <text:s/>What is bad about it?</text:p>
        </text:list-item>
      </text:list>
      <table:table table:style-name="Table21">
        <table:table-columns>
          <table:table-column table:style-name="TableColumn22"/>
        </table:table-columns>
        <table:table-row table:style-name="TableRow23">
          <table:table-cell table:style-name="TableCell24">
            <text:p text:style-name="Standard">Its good general purpose since every language has something like this. but bad you have to go and add all these print statements compile your code then add some more. But it’s a bit slow and labor intensive.</text:p>
          </table:table-cell>
        </table:table-row>
      </table:table>
      <text:p text:style-name="Standard"/>
      <text:list text:style-name="WWNum34" text:continue-numbering="true">
        <text:list-item>
          <text:p text:style-name="P25">What does a “breakpoint” do?</text:p>
        </text:list-item>
      </text:list>
      <table:table table:style-name="Table26">
        <table:table-columns>
          <table:table-column table:style-name="TableColumn27"/>
        </table:table-columns>
        <table:table-row table:style-name="TableRow28">
          <table:table-cell table:style-name="TableCell29">
            <text:p text:style-name="Standard">F9 toggle breakpoint will set a point were the program will stop.</text:p>
          </table:table-cell>
        </table:table-row>
      </table:table>
      <text:p text:style-name="Standard"/>
      <text:list text:style-name="WWNum34" text:continue-numbering="true">
        <text:list-item>
          <text:p text:style-name="P30"><text:s/>Describe (at least) 2 different ways that you can toggle a breakpoint for a given line:</text:p>
        </text:list-item>
      </text:list>
      <table:table table:style-name="Table31">
        <table:table-columns>
          <table:table-column table:style-name="TableColumn32"/>
        </table:table-columns>
        <table:table-row table:style-name="TableRow33">
          <table:table-cell table:style-name="TableCell34">
            <text:p text:style-name="Standard">F9 or clicking on the bar to the side</text:p>
          </table:table-cell>
        </table:table-row>
      </table:table>
      <text:p text:style-name="Standard"/>
      <text:list text:style-name="WWNum34" text:continue-numbering="true">
        <text:list-item>
          <text:p text:style-name="P35">In Visual Studio, how do you start running the program so that the debugger can be used to debug your program?</text:p>
        </text:list-item>
      </text:list>
      <table:table table:style-name="Table36">
        <table:table-columns>
          <table:table-column table:style-name="TableColumn37"/>
        </table:table-columns>
        <table:table-row table:style-name="TableRow38">
          <table:table-cell table:style-name="TableCell39">
            <text:p text:style-name="Standard">Start with debugging</text:p>
          </table:table-cell>
        </table:table-row>
      </table:table>
      <text:p text:style-name="Standard"/>
      <text:list text:style-name="WWNum34" text:continue-numbering="true">
        <text:list-item>
          <text:p text:style-name="P40">When the running program hits a breakpoint, does the debugger stop before or after the execution of the line that the breakpoint is on?</text:p>
        </text:list-item>
      </text:list>
      <table:table table:style-name="Table41">
        <table:table-columns>
          <table:table-column table:style-name="TableColumn42"/>
        </table:table-columns>
        <table:table-row table:style-name="TableRow43">
          <table:table-cell table:style-name="TableCell44">
            <text:p text:style-name="Standard">Before</text:p>
          </table:table-cell>
        </table:table-row>
      </table:table>
      <text:p text:style-name="Standard"/>
      <text:list text:style-name="WWNum34" text:continue-numbering="true">
        <text:list-item>
          <text:p text:style-name="P45">How can you examine the value of a variable using your mouse?</text:p>
        </text:list-item>
      </text:list>
      <table:table table:style-name="Table46">
        <table:table-columns>
          <table:table-column table:style-name="TableColumn47"/>
        </table:table-columns>
        <table:table-row table:style-name="TableRow48">
          <table:table-cell table:style-name="TableCell49">
            <text:p text:style-name="Standard">You can hover your mouse over a variable to browse through variables that way</text:p>
          </table:table-cell>
        </table:table-row>
      </table:table>
      <text:p text:style-name="Standard"/>
      <text:list text:style-name="WWNum34" text:continue-numbering="true">
        <text:list-item>
          <text:p text:style-name="P50"><text:s/>What are the two windows that you can use to examine variables? <text:s/>What does each one do (and how are they different)?</text:p>
        </text:list-item>
      </text:list>
      <table:table table:style-name="Table51">
        <table:table-columns>
          <table:table-column table:style-name="TableColumn52"/>
        </table:table-columns>
        <table:table-row table:style-name="TableRow53">
          <table:table-cell table:style-name="TableCell54">
            <text:p text:style-name="Standard">Locals is the window down in the left which is visual studios trying to guess what your trying to look for // Nvm is just all of the local variables.</text:p>
            <text:p text:style-name="Standard">The watch Window is a space were you can search for a variable.</text:p>
          </table:table-cell>
        </table:table-row>
      </table:table>
      <text:p text:style-name="Standard"/>
      <text:list text:style-name="WWNum34" text:continue-numbering="true">
        <text:list-item>
          <text:p text:style-name="P55">What information does the “Call Stack” window display? <text:s/>How is this useful?</text:p>
        </text:list-item>
      </text:list>
      <table:table table:style-name="Table56">
        <table:table-columns>
          <table:table-column table:style-name="TableColumn57"/>
        </table:table-columns>
        <table:table-row table:style-name="TableRow58">
          <table:table-cell table:style-name="TableCell59">
            <text:p text:style-name="Standard">Call stack basically tells you how you gotten to somewhere, useful for recursion.</text:p>
          </table:table-cell>
        </table:table-row>
      </table:table>
      <text:p text:style-name="Standard"/>
      <text:list text:style-name="WWNum34" text:continue-numbering="true">
        <text:list-item>
          <text:p text:style-name="P60"><text:s/>What can you do with the “Immediate Window”?</text:p>
        </text:list-item>
      </text:list>
      <table:table table:style-name="Table61">
        <table:table-columns>
          <table:table-column table:style-name="TableColumn62"/>
        </table:table-columns>
        <table:table-row table:style-name="TableRow63">
          <table:table-cell table:style-name="TableCell64">
            <text:p text:style-name="Standard">The immediate window allows you to type expressions into it.</text:p>
          </table:table-cell>
        </table:table-row>
      </table:table>
      <text:p text:style-name="Standard"/>
      <text:list text:style-name="WWNum34" text:continue-numbering="true">
        <text:list-item>
          <text:p text:style-name="P65">What does the “Step Into” menu option do? <text:s/>What does the “Step Over” menu option do? What does the “Step Out” menu option do?</text:p>
        </text:list-item>
      </text:list>
      <table:table table:style-name="Table66">
        <table:table-columns>
          <table:table-column table:style-name="TableColumn67"/>
        </table:table-columns>
        <table:table-row table:style-name="TableRow68">
          <table:table-cell table:style-name="TableCell69">
            <text:p text:style-name="Standard">Will attempt to step into any method calls. Step over will attempt to execute the code but don’t go into there like the method setX(). Step out will get out of the function.</text:p>
          </table:table-cell>
        </table:table-row>
      </table:table>
      <text:p text:style-name="Standard"/>
      <text:list text:style-name="WWNum34" text:continue-numbering="true">
        <text:list-item>
          <text:p text:style-name="P70"><text:s/>If the program is currently executing a method (like getX() ) and you want to examine the state of the<text:s/><text:span text:style-name="T71">main</text:span><text:s/>function, how can you use the Call Stack to do that?</text:p>
        </text:list-item>
      </text:list>
      <table:table table:style-name="Table72">
        <table:table-columns>
          <table:table-column table:style-name="TableColumn73"/>
        </table:table-columns>
        <table:table-row table:style-name="TableRow74">
          <table:table-cell table:style-name="TableCell75">
            <text:p text:style-name="Standard">Can double click the call stack will get you back to main.</text:p>
          </table:table-cell>
        </table:table-row>
      </table:table>
      <text:p text:style-name="Standard">(The video ends abruptly because the instructor pressed the F10 key, which tells Visual Studio to Step Over and also (accidentally) tells the recording software to stop recording – D’oh!!!<text:s/><text:span text:style-name="T76"></text:span><text:s text:c="2"/>)</text:p>
      <text:p text:style-name="Standard"><text:span text:style-name="T77">VIDEO: Debugging, Part 2</text:span></text:p>
      <text:list text:style-name="WWNum34" text:continue-numbering="true">
        <text:list-item>
          <text:p text:style-name="P78">What is another name for the printing-out-information approach?</text:p>
        </text:list-item>
      </text:list>
      <table:table table:style-name="Table79">
        <table:table-columns>
          <table:table-column table:style-name="TableColumn80"/>
        </table:table-columns>
        <table:table-row table:style-name="TableRow81">
          <table:table-cell table:style-name="TableCell82">
            <text:p text:style-name="Standard">Using printf debugging</text:p>
          </table:table-cell>
        </table:table-row>
      </table:table>
      <text:p text:style-name="Standard"/>
      <text:list text:style-name="WWNum34" text:continue-numbering="true">
        <text:list-item>
          <text:p text:style-name="P83"><text:s/>What is ‘logging’, and why is it useful? <text:s/>Make sure to give a specific type of programming that commonly uses logging.</text:p>
        </text:list-item>
      </text:list>
      <table:table table:style-name="Table84">
        <table:table-columns>
          <table:table-column table:style-name="TableColumn85"/>
        </table:table-columns>
        <table:table-row table:style-name="TableRow86">
          <table:table-cell table:style-name="TableCell87">
            <text:p text:style-name="Standard">It’s a print style debugging, mostly with web applications things like the open source stuff.</text:p>
          </table:table-cell>
        </table:table-row>
      </table:table>
      <text:p text:style-name="Standard"/>
      <text:p text:style-name="Standard"><text:span text:style-name="T88">VIDEO: Enums</text:span></text:p>
      <text:list text:style-name="WWNum34" text:continue-numbering="true">
        <text:list-item>
          <text:p text:style-name="P89">What are enumerations generally useful for? <text:s/>What will we typically be using them for in this class?</text:p>
        </text:list-item>
      </text:list>
      <table:table table:style-name="Table90">
        <table:table-columns>
          <table:table-column table:style-name="TableColumn91"/>
        </table:table-columns>
        <table:table-row table:style-name="TableRow92">
          <table:table-cell table:style-name="TableCell93">
            <text:p text:style-name="Standard">A collection of stuff itemized list of possibility’s, return values status codes.</text:p>
          </table:table-cell>
        </table:table-row>
      </table:table>
      <text:p text:style-name="Standard"/>
      <text:list text:style-name="WWNum34" text:continue-numbering="true">
        <text:list-item>
          <text:p text:style-name="P94"><text:s/>Copy the ErrorCode example from the video here, and make sure that you’re clear on the syntax (how you need to type this stuff). <text:s/>Make sure to fix any Word auto-corrections that happen.</text:p>
        </text:list-item>
      </text:list>
      <table:table table:style-name="Table95">
        <table:table-columns>
          <table:table-column table:style-name="TableColumn96"/>
        </table:table-columns>
        <table:table-row table:style-name="TableRow97">
          <table:table-cell table:style-name="TableCell98">
            <text:p text:style-name="Standard">Enum ErrorCode { OK, Overflow,</text:p>
            <text:p text:style-name="Standard">}</text:p>
          </table:table-cell>
        </table:table-row>
      </table:table>
      <text:p text:style-name="Standard"/>
      <text:list text:style-name="WWNum34" text:continue-numbering="true">
        <text:list-item>
          <text:p text:style-name="P99">What is the goal of the ErrorCode enum, specifically using the example of the SmartArray.Add() method?</text:p>
        </text:list-item>
      </text:list>
      <table:table table:style-name="Table100">
        <table:table-columns>
          <table:table-column table:style-name="TableColumn101"/>
        </table:table-columns>
        <table:table-row table:style-name="TableRow102">
          <table:table-cell table:style-name="TableCell103">
            <text:p text:style-name="Standard">If smartarray.add() == OK, is the goal this is a lot easier to read.</text:p>
          </table:table-cell>
        </table:table-row>
      </table:table>
      <text:p text:style-name="Standard"/>
      <text:list text:style-name="WWNum34" text:continue-numbering="true">
        <text:list-item>
          <text:p text:style-name="P104"><text:s/>Given a variable named<text:s/><text:span text:style-name="T105">ec</text:span><text:s/>(of type ErrorCode), how could you check if it has the OK value? <text:s/>Give a short snippet of C# code in order to illustrate how to do this:</text:p>
        </text:list-item>
      </text:list>
      <table:table table:style-name="Table106">
        <table:table-columns>
          <table:table-column table:style-name="TableColumn107"/>
        </table:table-columns>
        <table:table-row table:style-name="TableRow108">
          <table:table-cell table:style-name="TableCell109">
            <text:p text:style-name="Standard">If ( ec == errorCode.ok)</text:p>
          </table:table-cell>
        </table:table-row>
      </table:table>
      <text:p text:style-name="Standard"/>
      <text:list text:style-name="WWNum34" text:continue-numbering="true">
        <text:list-item>
          <text:p text:style-name="P110">Given a variable named ec (of type ErrorCode), how could you check if it does<text:s/><text:span text:style-name="T111">NOT</text:span><text:s/>have the OK value? <text:s/>Give a short snippet of C# code in order to illustrate how to do this:</text:p>
        </text:list-item>
      </text:list>
      <table:table table:style-name="Table112">
        <table:table-columns>
          <table:table-column table:style-name="TableColumn113"/>
        </table:table-columns>
        <table:table-row table:style-name="TableRow114">
          <table:table-cell table:style-name="TableCell115">
            <text:p text:style-name="Standard">If ( ec != errorCode.ok)</text:p>
          </table:table-cell>
        </table:table-row>
      </table:table>
      <text:p text:style-name="Standard"/>
      <text:list text:style-name="WWNum34" text:continue-numbering="true">
        <text:list-item>
          <text:p text:style-name="P116"><text:s/>How will we be using ErrorCode enums in this class?</text:p>
        </text:list-item>
      </text:list>
      <table:table table:style-name="Table117">
        <table:table-columns>
          <table:table-column table:style-name="TableColumn118"/>
        </table:table-columns>
        <table:table-row table:style-name="TableRow119">
          <table:table-cell table:style-name="TableCell120">
            <text:p text:style-name="Standard">We can use it instead of just a simple return of a Boolean to give a much for detailed description such as ok, overflow or underflow. Since it’s a list of possibility’s<text:s/></text:p>
          </table:table-cell>
        </table:table-row>
      </table:table>
      <text:p text:style-name="Standard"/>
      <text:list text:style-name="WWNum34" text:continue-numbering="true">
        <text:list-item>
          <text:p text:style-name="P121">When you declare something to be an enum, what data type does the compiler translate that into?</text:p>
        </text:list-item>
      </text:list>
      <table:table table:style-name="Table122">
        <table:table-columns>
          <table:table-column table:style-name="TableColumn123"/>
        </table:table-columns>
        <table:table-row table:style-name="TableRow124">
          <table:table-cell table:style-name="TableCell125">
            <text:p text:style-name="Standard">A enum defines a set of named intergral constants, a set of constant ints</text:p>
          </table:table-cell>
        </table:table-row>
      </table:table>
      <text:p text:style-name="Standard"/>
      <text:list text:style-name="WWNum34" text:continue-numbering="true">
        <text:list-item>
          <text:p text:style-name="P126"><text:s/>How can you specify the value you want an element of your enumeration to have (for example, how could you specify that OK should have the value 0)?</text:p>
        </text:list-item>
      </text:list>
      <table:table table:style-name="Table127">
        <table:table-columns>
          <table:table-column table:style-name="TableColumn128"/>
        </table:table-columns>
        <table:table-row table:style-name="TableRow129">
          <table:table-cell table:style-name="TableCell130">
            <text:p text:style-name="Standard">Enum errorCode { ok = 0. Overflow = 1, underflow =5};</text:p>
          </table:table-cell>
        </table:table-row>
      </table:table>
      <text:p text:style-name="Standard"/>
      <text:list text:style-name="WWNum34" text:continue-numbering="true">
        <text:list-item>
          <text:p text:style-name="P131">For all the elements of the enum that you do NOT explicitly assign a value to, how does C# figure out what value to use?</text:p>
        </text:list-item>
      </text:list>
      <table:table table:style-name="Table132">
        <table:table-columns>
          <table:table-column table:style-name="TableColumn133"/>
        </table:table-columns>
        <table:table-row table:style-name="TableRow134">
          <table:table-cell table:style-name="TableCell135">
            <text:p text:style-name="Standard">By default it starts with 0 then each successive enum is increased by 1</text:p>
          </table:table-cell>
        </table:table-row>
      </table:table>
      <text:p text:style-name="Standard"/>
      <text:p text:style-name="Standard"><text:span text:style-name="T136">VIDEO:<text:s/></text:span><text:span text:style-name="T137"><text:s/></text:span><text:span text:style-name="T138">Exception Handling: Overview</text:span></text:p>
      <text:list text:style-name="WWNum34" text:continue-numbering="true">
        <text:list-item>
          <text:p text:style-name="P139"><text:s/>What is major objective of exception handling?</text:p>
        </text:list-item>
      </text:list>
      <table:table table:style-name="Table140">
        <table:table-columns>
          <table:table-column table:style-name="TableColumn141"/>
        </table:table-columns>
        <table:table-row table:style-name="TableRow142">
          <table:table-cell table:style-name="TableCell143">
            <text:p text:style-name="Standard">A way of centralizing your error handling</text:p>
          </table:table-cell>
        </table:table-row>
      </table:table>
      <text:p text:style-name="Standard"/>
      <text:list text:style-name="WWNum34" text:continue-numbering="true">
        <text:list-item>
          <text:p text:style-name="P144"><text:s/>What is the major downside of using the older model of error handling?</text:p>
        </text:list-item>
      </text:list>
      <table:table table:style-name="Table145">
        <table:table-columns>
          <table:table-column table:style-name="TableColumn146"/>
        </table:table-columns>
        <table:table-row table:style-name="TableRow147">
          <table:table-cell table:style-name="TableCell148">
            <text:p text:style-name="Standard">Your code is diluted with constant interruptions with handling your errors</text:p>
          </table:table-cell>
        </table:table-row>
      </table:table>
      <text:p text:style-name="Standard"><text:s/></text:p>
      <text:list text:style-name="WWNum34" text:continue-numbering="true">
        <text:list-item>
          <text:p text:style-name="P149">What is the major advantage of exception handling (error-handling-wise)?</text:p>
        </text:list-item>
      </text:list>
      <table:table table:style-name="Table150">
        <table:table-columns>
          <table:table-column table:style-name="TableColumn151"/>
        </table:table-columns>
        <table:table-row table:style-name="TableRow152">
          <table:table-cell table:style-name="TableCell153">
            <text:p text:style-name="Standard">Can collect all the errors and put it usually at the end of the function</text:p>
          </table:table-cell>
        </table:table-row>
      </table:table>
      <text:p text:style-name="Standard"/>
      <text:list text:style-name="WWNum34" text:continue-numbering="true">
        <text:list-item>
          <text:p text:style-name="P154"><text:s/>Should you use Exception Handling to handle normal, expected situations in your code? <text:s/><text:line-break/>(Give one example of a normal situation that’s not an exceptional situation, and therefore one that you should NOT use exception handling for)</text:p>
        </text:list-item>
      </text:list>
      <table:table table:style-name="Table155">
        <table:table-columns>
          <table:table-column table:style-name="TableColumn156"/>
        </table:table-columns>
        <table:table-row table:style-name="TableRow157">
          <table:table-cell table:style-name="TableCell158">
            <text:p text:style-name="Standard">Something like if you’ve read past the end of a file so it’s a normal circumstance to check the end of a file.</text:p>
          </table:table-cell>
        </table:table-row>
      </table:table>
      <text:p text:style-name="P159"/>
      <text:list text:style-name="WWNum34" text:continue-numbering="true">
        <text:list-item>
          <text:p text:style-name="P160"><text:s/>Write out a quick example of C# source code that demonstrates the try, catch, and finally blocks.<text:line-break/>(You can leave empty the stuff between the { and } – I want to mostly make sure that you saw the red text that highlights the syntax of exception handling)</text:p>
        </text:list-item>
      </text:list>
      <table:table table:style-name="Table161">
        <table:table-columns>
          <table:table-column table:style-name="TableColumn162"/>
        </table:table-columns>
        <table:table-row table:style-name="TableRow163">
          <table:table-cell table:style-name="TableCell164">
            <text:p text:style-name="Standard">Try{}</text:p>
            <text:p text:style-name="Standard">Catch (Exception e) {}</text:p>
            <text:p text:style-name="Standard">Finally { “happens regardless of exception “ }</text:p>
          </table:table-cell>
        </table:table-row>
      </table:table>
      <text:p text:style-name="Standard"/>
      <text:list text:style-name="WWNum34" text:continue-numbering="true">
        <text:list-item>
          <text:p text:style-name="P165"><text:s/>What happens if an exception happens inside a try block?</text:p>
        </text:list-item>
      </text:list>
      <table:table table:style-name="Table166">
        <table:table-columns>
          <table:table-column table:style-name="TableColumn167"/>
        </table:table-columns>
        <table:table-row table:style-name="TableRow168">
          <table:table-cell table:style-name="TableCell169">
            <text:p text:style-name="Standard">The program stops and then jumps the the catch block of the exception handler</text:p>
          </table:table-cell>
        </table:table-row>
      </table:table>
      <text:p text:style-name="Standard"><text:s/></text:p>
      <text:list text:style-name="WWNum34" text:continue-numbering="true">
        <text:list-item>
          <text:p text:style-name="P170">What is the finally block useful for?</text:p>
        </text:list-item>
      </text:list>
      <table:table table:style-name="Table171">
        <table:table-columns>
          <table:table-column table:style-name="TableColumn172"/>
        </table:table-columns>
        <table:table-row table:style-name="TableRow173">
          <table:table-cell table:style-name="TableCell174">
            <text:p text:style-name="Standard">Used to always run some kind of code to close something or let the “external world” that something is done. The finally happens regardless of what happens in the try or catch.</text:p>
          </table:table-cell>
        </table:table-row>
      </table:table>
      <text:p text:style-name="Standard"/>
      <text:p text:style-name="Standard"><text:span text:style-name="T175">VIDEO:<text:s/></text:span><text:span text:style-name="T176"><text:s/></text:span><text:span text:style-name="T177">Exception Handling: File I/O Overview</text:span></text:p>
      <text:list text:style-name="WWNum34" text:continue-numbering="true">
        <text:list-item>
          <text:p text:style-name="P178">Are you expected to be able to write File I/O code based on the material that’s being covered in this video?<text:line-break/>(Note that you may cover File I/O elsewhere in this course, in which case you would then be expected to know this material well enough to write code using it)</text:p>
        </text:list-item>
      </text:list>
      <table:table table:style-name="Table179">
        <table:table-columns>
          <table:table-column table:style-name="TableColumn180"/>
        </table:table-columns>
        <table:table-row table:style-name="TableRow181">
          <table:table-cell table:style-name="TableCell182">
            <text:p text:style-name="Standard">In the video you told us to not worry about it and that were just going to gloss over it</text:p>
          </table:table-cell>
        </table:table-row>
      </table:table>
      <text:p text:style-name="P183"/>
      <text:list text:style-name="WWNum34" text:continue-numbering="true">
        <text:list-item>
          <text:p text:style-name="P184"><text:s/>What two ‘flavors’ do files come in? <text:s/>Briefly describe each one, and mention why we’re using a text file for this program.</text:p>
        </text:list-item>
      </text:list>
      <table:table table:style-name="Table185">
        <table:table-columns>
          <table:table-column table:style-name="TableColumn186"/>
        </table:table-columns>
        <table:table-row table:style-name="TableRow187">
          <table:table-cell table:style-name="TableCell188">
            <text:p text:style-name="Standard">Binary or text formats</text:p>
          </table:table-cell>
        </table:table-row>
      </table:table>
      <text:p text:style-name="Standard"/>
      <text:list text:style-name="WWNum34" text:continue-numbering="true">
        <text:list-item>
          <text:p text:style-name="P189"><text:s/>Where will the file appear when the WriteFile method creates a new file?</text:p>
        </text:list-item>
      </text:list>
      <table:table table:style-name="Table190">
        <table:table-columns>
          <table:table-column table:style-name="TableColumn191"/>
        </table:table-columns>
        <table:table-row table:style-name="TableRow192">
          <table:table-cell table:style-name="TableCell193">
            <text:p text:style-name="Standard">it writes the file into one called “testFile.txt” projectfile &gt; bin &gt; debug there is the file testFile.txt</text:p>
          </table:table-cell>
        </table:table-row>
      </table:table>
      <text:p text:style-name="Standard"><text:s/></text:p>
      <text:list text:style-name="WWNum34" text:continue-numbering="true">
        <text:list-item>
          <text:p text:style-name="P194">Give a quick overview of what the ReadFile method does, focusing mostly on what the method does to read the information out of the file.</text:p>
        </text:list-item>
      </text:list>
      <table:table table:style-name="Table195">
        <table:table-columns>
          <table:table-column table:style-name="TableColumn196"/>
        </table:table-columns>
        <table:table-row table:style-name="TableRow197">
          <table:table-cell table:style-name="TableCell198">
            <text:p text:style-name="Standard">It grabs the amount of “records” in the file which tells basically how many more lines to read using a for loop which then grabs the lat lon and temp from each line and stores each lines information into a array which it will then return when done reading the file.</text:p>
          </table:table-cell>
        </table:table-row>
      </table:table>
      <text:p text:style-name="Standard"/>
      <text:list text:style-name="WWNum34" text:continue-numbering="true">
        <text:list-item>
          <text:p text:style-name="P199"><text:s/>Why is there almost no error handling in the ReadFile method?</text:p>
        </text:list-item>
      </text:list>
      <table:table table:style-name="Table200">
        <table:table-columns>
          <table:table-column table:style-name="TableColumn201"/>
        </table:table-columns>
        <table:table-row table:style-name="TableRow202">
          <table:table-cell table:style-name="TableCell203">
            <text:p text:style-name="Standard">Because we have all our exception handleing centralized we don’t really need any error handleing in the readfile method</text:p>
          </table:table-cell>
        </table:table-row>
      </table:table>
      <text:p text:style-name="P204"/>
      <text:p text:style-name="Standard"><text:span text:style-name="T205">VIDEO:<text:s/></text:span><text:span text:style-name="T206"><text:s/></text:span><text:span text:style-name="T207">Exception Handling: Try Catch in the same method that throws the exception</text:span></text:p>
      <text:list text:style-name="WWNum34" text:continue-numbering="true">
        <text:list-item>
          <text:p text:style-name="P208"><text:s/>Describe (briefly) what code is protected by the try block.</text:p>
        </text:list-item>
      </text:list>
      <table:table table:style-name="Table209">
        <table:table-columns>
          <table:table-column table:style-name="TableColumn210"/>
        </table:table-columns>
        <table:table-row table:style-name="TableRow211">
          <table:table-cell table:style-name="TableCell212">
            <text:p text:style-name="Standard">Basically the entire Readfile method and all the file I/O stuff</text:p>
          </table:table-cell>
        </table:table-row>
      </table:table>
      <text:p text:style-name="Standard"/>
      <text:list text:style-name="WWNum34" text:continue-numbering="true">
        <text:list-item>
          <text:p text:style-name="P213">If everything goes fine, which line will the program reach?</text:p>
        </text:list-item>
      </text:list>
      <table:table table:style-name="Table214">
        <table:table-columns>
          <table:table-column table:style-name="TableColumn215"/>
        </table:table-columns>
        <table:table-row table:style-name="TableRow216">
          <table:table-cell table:style-name="TableCell217">
            <text:p text:style-name="Standard">If everything works out you will get to line 115 which is</text:p>
            <text:p text:style-name="Standard">return records;</text:p>
          </table:table-cell>
        </table:table-row>
      </table:table>
      <text:p text:style-name="Standard"><text:s/></text:p>
      <text:list text:style-name="WWNum34" text:continue-numbering="true">
        <text:list-item>
          <text:p text:style-name="P218">When the third number is removed from the file, which lines causes an exception? <text:s/>Briefly describe <text:s/>the cause of the exception.</text:p>
        </text:list-item>
      </text:list>
      <table:table table:style-name="Table219">
        <table:table-columns>
          <table:table-column table:style-name="TableColumn220"/>
        </table:table-columns>
        <table:table-row table:style-name="TableRow221">
          <table:table-cell table:style-name="TableCell222">
            <text:p text:style-name="Standard">Line 111 trys to access slot[2] of the fields array which doesn’t exist so it throws the exception</text:p>
          </table:table-cell>
        </table:table-row>
      </table:table>
      <text:p text:style-name="Standard"/>
      <text:list text:style-name="WWNum34" text:continue-numbering="true">
        <text:list-item>
          <text:p text:style-name="P223"><text:s/>When the exception happens, where does the program’s execution jump to?</text:p>
        </text:list-item>
      </text:list>
      <table:table table:style-name="Table224">
        <table:table-columns>
          <table:table-column table:style-name="TableColumn225"/>
        </table:table-columns>
        <table:table-row table:style-name="TableRow226">
          <table:table-cell table:style-name="TableCell227">
            <text:p text:style-name="Standard">It then jumps to line 119 which is the catchstatement</text:p>
          </table:table-cell>
        </table:table-row>
      </table:table>
      <text:p text:style-name="P228"/>
      <text:list text:style-name="WWNum34" text:continue-numbering="true">
        <text:list-item>
          <text:p text:style-name="P229"><text:s/>What does the catch block do?</text:p>
        </text:list-item>
      </text:list>
      <table:table table:style-name="Table230">
        <table:table-columns>
          <table:table-column table:style-name="TableColumn231"/>
        </table:table-columns>
        <table:table-row table:style-name="TableRow232">
          <table:table-cell table:style-name="TableCell233">
            <text:p text:style-name="Standard">Its prints out a msg saying the index was outside the bounds of the array and then returns null</text:p>
          </table:table-cell>
        </table:table-row>
      </table:table>
      <text:p text:style-name="Standard"/>
      <text:p text:style-name="Standard"><text:span text:style-name="T234">VIDEO:<text:s/></text:span><text:span text:style-name="T235"><text:s/>Exception Handling: Try Catch in Main</text:span></text:p>
      <text:list text:style-name="WWNum34" text:continue-numbering="true">
        <text:list-item>
          <text:p text:style-name="P236"><text:s/>How do you figure out which methods throw exceptions (and which exceptions they throw)?</text:p>
        </text:list-item>
      </text:list>
      <table:table table:style-name="Table237">
        <table:table-columns>
          <table:table-column table:style-name="TableColumn238"/>
        </table:table-columns>
        <table:table-row table:style-name="TableRow239">
          <table:table-cell table:style-name="TableCell240">
            <text:p text:style-name="Standard">You can find documentation online of methods such as int32.Parse and learn how and what exceptions they throw</text:p>
          </table:table-cell>
        </table:table-row>
      </table:table>
      <text:p text:style-name="Standard"><text:s/></text:p>
      <text:list text:style-name="WWNum34" text:continue-numbering="true">
        <text:list-item>
          <text:p text:style-name="P241">When the program attempted to convert the string “Mike” to an Int32, what happened?</text:p>
        </text:list-item>
      </text:list>
      <table:table table:style-name="Table242">
        <table:table-columns>
          <table:table-column table:style-name="TableColumn243"/>
        </table:table-columns>
        <table:table-row table:style-name="TableRow244">
          <table:table-cell table:style-name="TableCell245">
            <text:p text:style-name="Standard">It found the try block in main after looking for it in the read file method and then jumped the the catch block on line 38</text:p>
          </table:table-cell>
        </table:table-row>
      </table:table>
      <text:p text:style-name="Standard"/>
      <text:list text:style-name="WWNum34" text:continue-numbering="true">
        <text:list-item>
          <text:p text:style-name="P246"><text:s/>How does the program figure out which catch block to use?</text:p>
        </text:list-item>
      </text:list>
      <table:table table:style-name="Table247">
        <table:table-columns>
          <table:table-column table:style-name="TableColumn248"/>
        </table:table-columns>
        <table:table-row table:style-name="TableRow249">
          <table:table-cell table:style-name="TableCell250">
            <text:p text:style-name="Standard">It looks for the closest one relative to where the exception was thrown</text:p>
          </table:table-cell>
        </table:table-row>
      </table:table>
      <text:p text:style-name="P251"/>
      <text:p text:style-name="Standard"><text:span text:style-name="T252">VIDEO:<text:s/></text:span><text:span text:style-name="T253"><text:s/></text:span><text:span text:style-name="T254">Exception Handling: Throwing your own exceptions; using exception handling in a constructor</text:span></text:p>
      <text:list text:style-name="WWNum34" text:continue-numbering="true">
        <text:list-item>
          <text:p text:style-name="P255"><text:s/>What is the syntax for throwing your own exception?</text:p>
        </text:list-item>
      </text:list>
      <table:table table:style-name="Table256">
        <table:table-columns>
          <table:table-column table:style-name="TableColumn257"/>
        </table:table-columns>
        <table:table-row table:style-name="TableRow258">
          <table:table-cell table:style-name="TableCell259">
            <text:p text:style-name="Standard">Throw new Exception(“File does not exist!”);</text:p>
          </table:table-cell>
        </table:table-row>
      </table:table>
      <text:p text:style-name="Standard"/>
      <text:list text:style-name="WWNum34" text:continue-numbering="true">
        <text:list-item>
          <text:p text:style-name="P260"><text:s/>How do you figure out which exceptions that you can throw?</text:p>
        </text:list-item>
      </text:list>
      <table:table table:style-name="Table261">
        <table:table-columns>
          <table:table-column table:style-name="TableColumn262"/>
        </table:table-columns>
        <table:table-row table:style-name="TableRow263">
          <table:table-cell table:style-name="TableCell264">
            <text:p text:style-name="Standard">Can google the c# exception class</text:p>
          </table:table-cell>
        </table:table-row>
      </table:table>
      <text:p text:style-name="Standard"><text:s/></text:p>
      <text:list text:style-name="WWNum34" text:continue-numbering="true">
        <text:list-item>
          <text:p text:style-name="P265">Typically, how do the different exception classes differ from each other?</text:p>
        </text:list-item>
      </text:list>
      <table:table table:style-name="Table266">
        <table:table-columns>
          <table:table-column table:style-name="TableColumn267"/>
        </table:table-columns>
        <table:table-row table:style-name="TableRow268">
          <table:table-cell table:style-name="TableCell269">
            <text:p text:style-name="Standard">Differ only that they are a different class</text:p>
          </table:table-cell>
        </table:table-row>
      </table:table>
      <text:p text:style-name="Standard"/>
      <text:list text:style-name="WWNum34" text:continue-numbering="true">
        <text:list-item>
          <text:p text:style-name="P270"><text:s/>What are the catch statements based on? <text:s/></text:p>
        </text:list-item>
      </text:list>
      <table:table table:style-name="Table271">
        <table:table-columns>
          <table:table-column table:style-name="TableColumn272"/>
        </table:table-columns>
        <table:table-row table:style-name="TableRow273">
          <table:table-cell table:style-name="TableCell274">
            <text:p text:style-name="Standard">Based on the type of Exception object</text:p>
          </table:table-cell>
        </table:table-row>
      </table:table>
      <text:p text:style-name="P275"/>
      <text:list text:style-name="WWNum34" text:continue-numbering="true">
        <text:list-item>
          <text:p text:style-name="P276"><text:s/>Explain how exception handling useful inside constructors.</text:p>
        </text:list-item>
      </text:list>
      <table:table table:style-name="Table277">
        <table:table-columns>
          <table:table-column table:style-name="TableColumn278"/>
        </table:table-columns>
        <table:table-row table:style-name="TableRow279">
          <table:table-cell table:style-name="TableCell280">
            <text:p text:style-name="Standard">Because constructors have no return value throwing a exception can back you out till it gets fixed in some other part of the program</text:p>
          </table:table-cell>
        </table:table-row>
      </table:table>
      <text:p text:style-name="P281"/>
      <text:p text:style-name="Standard"><text:span text:style-name="T282">VIDEO: Big Oh Review</text:span></text:p>
      <text:list text:style-name="WWNum34" text:continue-numbering="true">
        <text:list-item>
          <text:p text:style-name="P283">What does a “profiler” do? <text:s/>How is this useful in the software development process? <text:s/>In what way / at what time is this NOT useful for software development?</text:p>
        </text:list-item>
      </text:list>
      <table:table table:style-name="Table284">
        <table:table-columns>
          <table:table-column table:style-name="TableColumn285"/>
        </table:table-columns>
        <table:table-row table:style-name="TableRow286">
          <table:table-cell table:style-name="TableCell287">
            <text:p text:style-name="Standard">It measures how much time it takes for everything to do a profiler is usefull for fine tuning things at the end of the development</text:p>
          </table:table-cell>
        </table:table-row>
      </table:table>
      <text:p text:style-name="Standard"/>
      <text:list text:style-name="WWNum34" text:continue-numbering="true">
        <text:list-item>
          <text:p text:style-name="P288">What level / time during the development life-cycle does the Big Oh notation help you figure out which algorithm to use?</text:p>
        </text:list-item>
      </text:list>
      <table:table table:style-name="Table289">
        <table:table-columns>
          <table:table-column table:style-name="TableColumn290"/>
        </table:table-columns>
        <table:table-row table:style-name="TableRow291">
          <table:table-cell table:style-name="TableCell292">
            <text:p text:style-name="Standard">At the start before you really have anything programmed</text:p>
          </table:table-cell>
        </table:table-row>
      </table:table>
      <text:p text:style-name="Standard"/>
      <text:list text:style-name="WWNum34" text:continue-numbering="true">
        <text:list-item>
          <text:p text:style-name="P293">What is (conceptually) important about the “blocks of constant time”?</text:p>
        </text:list-item>
      </text:list>
      <table:table table:style-name="Table294">
        <table:table-columns>
          <table:table-column table:style-name="TableColumn295"/>
        </table:table-columns>
        <table:table-row table:style-name="TableRow296">
          <table:table-cell table:style-name="TableCell297">
            <text:p text:style-name="Standard">That the upperbound is never going to change</text:p>
          </table:table-cell>
        </table:table-row>
      </table:table>
      <text:p text:style-name="Standard"/>
      <text:list text:style-name="WWNum34" text:continue-numbering="true">
        <text:list-item>
          <text:p text:style-name="P298">What determines how much time the linear search function will take?</text:p>
        </text:list-item>
      </text:list>
      <table:table table:style-name="Table299">
        <table:table-columns>
          <table:table-column table:style-name="TableColumn300"/>
        </table:table-columns>
        <table:table-row table:style-name="TableRow301">
          <table:table-cell table:style-name="TableCell302">
            <text:p text:style-name="Standard">How many times that constant block of code is ran or N</text:p>
          </table:table-cell>
        </table:table-row>
      </table:table>
      <text:p text:style-name="Standard"/>
      <text:list text:style-name="WWNum34" text:continue-numbering="true">
        <text:list-item>
          <text:p text:style-name="P303"><text:s/>What is the “exact expression/equation” that’s given in the video for how much time linear search might take? What does each part of the expression mean (I.e., what does the 72 represent? <text:s/>The N? <text:s/>etc)<text:span text:style-name="T304">(Keep in mind that 72 &amp; 113 were clearly picked arbitrarily, in order to have values – this is not necessarily an accurate expression)</text:span></text:p>
        </text:list-item>
      </text:list>
      <table:table table:style-name="Table305">
        <table:table-columns>
          <table:table-column table:style-name="TableColumn306"/>
        </table:table-columns>
        <table:table-row table:style-name="TableRow307">
          <table:table-cell table:style-name="TableCell308">
            <text:p text:style-name="Standard"><text:s/>The 72 represents the constant time it takes to run the blue block of code<text:s/></text:p>
            <text:p text:style-name="Standard">the 113 represents kindave the baseline of time it takes to set up the function call, so it’s a constant that’s added on to the end.</text:p>
            <text:p text:style-name="Standard">72*N+113</text:p>
          </table:table-cell>
        </table:table-row>
      </table:table>
      <text:p text:style-name="Standard"/>
      <text:list text:style-name="WWNum34" text:continue-numbering="true">
        <text:list-item>
          <text:p text:style-name="P309">Fill in the blank in the space provided below:<text:line-break/>At the end of the day, we’re not really interested in the exact amount of time [that this particular implementation] takes, instead we’re interested in ___________________.</text:p>
        </text:list-item>
      </text:list>
      <table:table table:style-name="Table310">
        <table:table-columns>
          <table:table-column table:style-name="TableColumn311"/>
        </table:table-columns>
        <table:table-row table:style-name="TableRow312">
          <table:table-cell table:style-name="TableCell313">
            <text:p text:style-name="Standard">Is linear search better then binary search</text:p>
          </table:table-cell>
        </table:table-row>
      </table:table>
      <text:p text:style-name="Standard"/>
      <text:list text:style-name="WWNum34" text:continue-numbering="true">
        <text:list-item>
          <text:p text:style-name="P314">O(N) is what sort of bound?</text:p>
        </text:list-item>
      </text:list>
      <table:table table:style-name="Table315">
        <table:table-columns>
          <table:table-column table:style-name="TableColumn316"/>
        </table:table-columns>
        <table:table-row table:style-name="TableRow317">
          <table:table-cell table:style-name="TableCell318">
            <text:p text:style-name="Standard">Upper bound</text:p>
          </table:table-cell>
        </table:table-row>
      </table:table>
      <text:p text:style-name="Standard"/>
      <text:list text:style-name="WWNum34" text:continue-numbering="true">
        <text:list-item>
          <text:p text:style-name="P319">Intuitively, what will the running time be for any routine where you end up running through every single element within an array?</text:p>
        </text:list-item>
      </text:list>
      <table:table table:style-name="Table320">
        <table:table-columns>
          <table:table-column table:style-name="TableColumn321"/>
        </table:table-columns>
        <table:table-row table:style-name="TableRow322">
          <table:table-cell table:style-name="TableCell323">
            <text:p text:style-name="Standard">O(N)</text:p>
          </table:table-cell>
        </table:table-row>
      </table:table>
      <text:p text:style-name="Standard"/>
      <text:list text:style-name="WWNum34" text:continue-numbering="true">
        <text:list-item>
          <text:p text:style-name="P324"><text:s/>What will the running time be for something like the SetValueAt method?</text:p>
        </text:list-item>
      </text:list>
      <table:table table:style-name="Table325">
        <table:table-columns>
          <table:table-column table:style-name="TableColumn326"/>
        </table:table-columns>
        <table:table-row table:style-name="TableRow327">
          <table:table-cell table:style-name="TableCell328">
            <text:p text:style-name="Standard">Constant time</text:p>
          </table:table-cell>
        </table:table-row>
      </table:table>
      <text:p text:style-name="Standard"/>
      <text:list text:style-name="WWNum34" text:continue-numbering="true">
        <text:list-item>
          <text:p text:style-name="P329">How do you write out “constant time”<text:s/><text:span text:style-name="T330">IN BIG OH NOTATION?</text:span><text:s text:c="2"/></text:p>
        </text:list-item>
      </text:list>
      <table:table table:style-name="Table331">
        <table:table-columns>
          <table:table-column table:style-name="TableColumn332"/>
        </table:table-columns>
        <table:table-row table:style-name="TableRow333">
          <table:table-cell table:style-name="TableCell334">
            <text:p text:style-name="Standard">O(1)</text:p>
          </table:table-cell>
        </table:table-row>
      </table:table>
      <text:p text:style-name="Standard"/>
      <text:list text:style-name="WWNum34" text:continue-numbering="true">
        <text:list-item>
          <text:p text:style-name="P335"><text:s/>According to the chart (within the Big Oh Review document on the website), will linear search or binary search be faster (assuming that you’re able to use either one)? <text:s/>Why (explain briefly and intuitively)?</text:p>
        </text:list-item>
      </text:list>
      <table:table table:style-name="Table336">
        <table:table-columns>
          <table:table-column table:style-name="TableColumn337"/>
        </table:table-columns>
        <table:table-row table:style-name="TableRow338">
          <table:table-cell table:style-name="TableCell339">
            <text:p text:style-name="Standard">Binary search will be much faster then a linear search just by looking at the graph you can see it’s a big win</text:p>
          </table:table-cell>
        </table:table-row>
      </table:table>
      <text:p text:style-name="Standard"/>
      <text:list text:style-name="WWNum34" text:continue-numbering="true">
        <text:list-item>
          <text:p text:style-name="P340">According to the table that summarizes common running times (within the Big Oh Review document on the website), what are the five most common running times?<text:line-break/>(You may need to slow down / pause the video, and/or open up the document to read the five common categories)</text:p>
        </text:list-item>
      </text:list>
      <table:table table:style-name="Table341">
        <table:table-columns>
          <table:table-column table:style-name="TableColumn342"/>
        </table:table-columns>
        <table:table-row table:style-name="TableRow343">
          <table:table-cell table:style-name="TableCell344">
            <text:p text:style-name="Standard">O(1) – constant time</text:p>
            <text:p text:style-name="Standard">O(log2 N) – Binary search</text:p>
            <text:p text:style-name="Standard">O(N) – linear search</text:p>
            <text:p text:style-name="Standard">O(N^2) – BubbleSort</text:p>
            <text:p text:style-name="Standard">O(2^n) -Fibonaccis numbers</text:p>
          </table:table-cell>
        </table:table-row>
      </table:table>
      <text:p text:style-name="Standard"/>
      <text:list text:style-name="WWNum34" text:continue-numbering="true">
        <text:list-item>
          <text:p text:style-name="P345">Is it normal to apply Big Oh notation to individual lines of code within a method? <text:s/><text:line-break/>At what “level” is Big Oh notation normally used?</text:p>
        </text:list-item>
      </text:list>
      <table:table table:style-name="Table346">
        <table:table-columns>
          <table:table-column table:style-name="TableColumn347"/>
        </table:table-columns>
        <table:table-row table:style-name="TableRow348">
          <table:table-cell table:style-name="TableCell349">
            <text:p text:style-name="Standard">For the overall method</text:p>
          </table:table-cell>
        </table:table-row>
      </table:table>
      <text:p text:style-name="Standard"/>
      <text:p text:style-name="Standard"><text:span text:style-name="T350">NOTE:</text:span><text:s/>There are no Viewing Quiz questions for the following videos. <text:s/>Instead, you should fill out the following video outlines.<text:line-break/><text:span text:style-name="T351">NOTE #2:</text:span><text:s/>There are<text:s/><text:a xlink:href="http://faculty.cascadia.edu/mpanitz/Courses/BIT142/Homeworks/Outlining/index.html" office:target-frame-name="_top" xlink:show="replace">directions on the course website that explain how to outline the videos</text:a>. <text:s/>These direction videos are pretty short, so please do watch them!</text:p>
      <text:p text:style-name="P352"/>
      <text:p text:style-name="P353"><text:span text:style-name="T354">Outline for “What is a modern collection class? (including "What is a 'generic' class?"),<text:s/></text:span><text:span text:style-name="T355">Part 1</text:span><text:span text:style-name="T356">”</text:span></text:p>
      <text:p text:style-name="P357"><text:span text:style-name="T358">File: Collections_Generics_Part_1.mp4</text:span></text:p>
      <text:list text:style-name="LFO37" text:continue-numbering="true">
        <text:list-item>
          <text:p text:style-name="P359">Collections class – purpose is to store a bunch of objects but can store int/doubles/bool</text:p>
        </text:list-item>
        <text:list-item>
          <text:p text:style-name="P360">Don’t misunderstand it with an array since a Array is not technically a class</text:p>
        </text:list-item>
        <text:list-item>
          <text:p text:style-name="P361">Aswell an array has a lot of limitations. Hard to find stuff add stuff/ putstuff in the middle</text:p>
        </text:list-item>
        <text:list-item>
          <text:p text:style-name="P362">A collection class makes it easy to store lots of thing</text:p>
        </text:list-item>
        <text:list-item>
          <text:p text:style-name="P363">Some classes have certain advantages/ disadvantages</text:p>
        </text:list-item>
        <text:list-item>
          <text:p text:style-name="P364">We prefer to use Generic collections because they check if the right data type is being stored</text:p>
        </text:list-item>
        <text:list-item>
          <text:p text:style-name="P365">There is another set of collections called specialty collections such as System.Collection.Concurrent* <text:s/>//Funny thing to note I think you missed a S in System</text:p>
        </text:list-item>
      </text:list>
      <text:p text:style-name="P366"/>
      <text:p text:style-name="P367"><text:span text:style-name="T368">Outline for “What is a modern collection class? (including "What is a 'generic' class?"),<text:s/></text:span><text:span text:style-name="T369">Part 2</text:span><text:span text:style-name="T370">”</text:span></text:p>
      <text:p text:style-name="P371"><text:span text:style-name="T372">File: Collections_Generics_Part_2.mp4</text:span></text:p>
      <text:p text:style-name="NoSpacing"/>
      <text:list text:style-name="LFO38" text:continue-numbering="true">
        <text:list-item>
          <text:p text:style-name="P373">Generics were added to C# to improve the collection classes to write things like Libraries</text:p>
        </text:list-item>
        <text:list-item>
          <text:p text:style-name="P374">A generic class is a class that can be used to store various different data types</text:p>
        </text:list-item>
        <text:list-item>
          <text:p text:style-name="P375">ArrrayList() will accept any data Type which can make things a bit more complicated if the wrong data type gets put inside of it</text:p>
        </text:list-item>
        <text:list-item>
          <text:p text:style-name="P376">While List&lt;int&gt; will only accepts ints so it will stop us from accidentdly putting anything else into the array and makes it easy to retrieve data outside of it.</text:p>
        </text:list-item>
        <text:list-item>
          <text:p text:style-name="P377">The ArrayList basically works just like an array but can take any datatype, with the code int num = (int)number[i]; the (int) part checks to mack sure its actually a int before it tries to apply to the variable num</text:p>
        </text:list-item>
        <text:list-item>
          <text:p text:style-name="P378">Can use a foreach loop to print through a arraylist</text:p>
        </text:list-item>
        <text:list-item>
          <text:p text:style-name="P379">A “bug” is a mistake</text:p>
        </text:list-item>
        <text:list-item>
          <text:p text:style-name="P380">The video continues on so show the possible problems you can encounter using a ArrayList()</text:p>
        </text:list-item>
        <text:list-item>
          <text:p text:style-name="P381">Now on to using a genericNumberList the first “win” is we don’t need the caste (int) since it can only take ints as it datatypes</text:p>
        </text:list-item>
        <text:list-item>
          <text:p text:style-name="P382">Another win for the GenericNumberList is that it gives you compile time errors that let you spot bugs easier</text:p>
        </text:list-item>
        <text:list-item>
          <text:p text:style-name="P383">A list is a generic class since it can be specialized to hold certant data types such as democlass objects. We get all these compile time benefits.<text:s/></text:p>
        </text:list-item>
      </text:list>
      <text:p text:style-name="P384"/>
      <text:p text:style-name="P385"><text:span text:style-name="T386">Outline for “Creating your own generic class”</text:span></text:p>
      <text:p text:style-name="P387"><text:span text:style-name="T388">File: 02_Creating_Your_Own_Generic.mp4</text:span></text:p>
      <text:p text:style-name="NoSpacing"/>
      <text:list text:style-name="LFO39" text:continue-numbering="true">
        <text:list-item>
          <text:p text:style-name="P389">Hey that first trick about rightclicking to jump straight to a definition is pretty cool</text:p>
        </text:list-item>
        <text:list-item>
          <text:p text:style-name="P390">These collection classes function much like any other class or object when setting them up declaring constructors and using methods said class might have seems all very similar</text:p>
        </text:list-item>
        <text:list-item>
          <text:p text:style-name="P391">The generic class obeying the same rules except for these &lt; &gt; brackets</text:p>
        </text:list-item>
        <text:list-item>
          <text:p text:style-name="P392">Which means they indicate generics</text:p>
        </text:list-item>
        <text:list-item>
          <text:p text:style-name="P393">The StoreValue generic class can hold a string double or in indicated by the name of the class in the &lt;brackets&gt; the type declaration</text:p>
        </text:list-item>
        <text:list-item>
          <text:p text:style-name="P394">To create a generic class you need to start with class then the name of <text:s/>the class and then &lt;TypeofData&gt; or you could do &lt;T&gt;</text:p>
        </text:list-item>
        <text:list-item>
          <text:p text:style-name="P395">When declaring variables inside of your class you don’t need to label them as a certant data type private TypeofData data; will do just fine since it already knows what data types it can hold</text:p>
        </text:list-item>
        <text:list-item>
          <text:p text:style-name="P396">The set data method is pretty much the same but in the generic the paremeter will be a <text:s/>place holder will be filled in later</text:p>
        </text:list-item>
        <text:list-item>
          <text:p text:style-name="P397">For a method with a return value what you return is a TypeOfData instead of a int or double</text:p>
        </text:list-item>
        <text:list-item>
          <text:p text:style-name="P398">Again basically the same logic applies with slightly different syntax.</text:p>
        </text:list-item>
        <text:list-item>
          <text:p text:style-name="P399">The constructor is a little different setData(default(TypeOfData)); will put the default to whatever your type of data is in the constructor.</text:p>
        </text:list-item>
      </text:list>
      <text:p text:style-name="P400"><text:span text:style-name="T401">Outline for “What is an interface?”</text:span></text:p>
      <text:p text:style-name="P402"><text:span text:style-name="T403">File: 04_Implementing_IComparer.mp4</text:span></text:p>
      <text:p text:style-name="NoSpacing"/>
      <text:list text:style-name="LFO40" text:continue-numbering="true">
        <text:list-item>
          <text:p text:style-name="P404">Interface is a Description of behavior that multiple classes are required to perform</text:p>
        </text:list-item>
        <text:list-item>
          <text:p text:style-name="P405">The example shown in the video is talking about a list&lt;t&gt; object performing a binary search and that using the (findthis == nextItem) is the wrong way to go about it.</text:p>
        </text:list-item>
        <text:list-item>
          <text:p text:style-name="P406">This is wrong since we are not comparing primitive data types we are comparing reference types so we need to compare by the actually content not the refrence value.</text:p>
        </text:list-item>
        <text:list-item>
          <text:p text:style-name="P407">So instead of using the double = were going to look at the Icomparer interface.</text:p>
        </text:list-item>
        <text:list-item>
          <text:p text:style-name="P408">How the Icomparer class works is it takes 2 paremters as long as <text:s/>if the first value comes before it returns a negative number if they contain the same info it returns 0 and if the second value comes first it returns a positive number if one of the values is null it comes before anything else</text:p>
        </text:list-item>
        <text:list-item>
          <text:p text:style-name="P409">This compare method is much better then the == method since it lets the class decide how it compares something the main take away is that the icomparer class can be applied to multiple different classes but sorts them differently. By car year or model or make.</text:p>
        </text:list-item>
        <text:list-item>
          <text:p text:style-name="P410">Since c# is a strongly typed number we add something so it knows that our compare method is there which is what our interface is for to define <text:s/>what behavior our class should do</text:p>
        </text:list-item>
        <text:list-item>
          <text:p text:style-name="P411">MSDN is a great resource to look up things such as the Icomparer Interface</text:p>
        </text:list-item>
        <text:list-item>
          <text:p text:style-name="P412">The MSDN on Icomparer covers what we talked about erlier.</text:p>
        </text:list-item>
        <text:list-item>
          <text:p text:style-name="P413">In the example code we implement this Car class which isn’t rocket science every instance of the class has 3 variables make model and year made</text:p>
        </text:list-item>
        <text:list-item>
          <text:p text:style-name="P414">Understand that you can only extend 1 class but can implement as man interfaces are you want.</text:p>
        </text:list-item>
        <text:list-item>
          <text:p text:style-name="P415">You can specialize a Icomparer interface by putting objects in the brackets such as Icomparer&lt;car&gt;</text:p>
        </text:list-item>
        <text:list-item>
          <text:p text:style-name="P416">Which we can now use to implement the class compareCarsByMakeAndModel : ID&gt; which first checks if things are null and then uses the getter methods to grab he make and model and then the CompareTo method to compare the 2 and then return the comparison.</text:p>
        </text:list-item>
      </text:list>
      <text:p text:style-name="NoSpacing"/>
      <text:p text:style-name="NoSpacing"/>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he" style:country-complex="IL"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Header" style:display-name="Head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NoSpacing" style:display-name="No Spacing" style:family="paragraph">
      <style:paragraph-properties fo:widows="2" fo:orphans="2"/>
      <style:text-properties fo:font-size="11pt" style:font-size-asian="11pt" style:font-size-complex="11pt" style:language-complex="ar" style:country-complex="SA" fo:hyphenate="false"/>
    </style:style>
    <style:style style:name="HeaderChar" style:display-name="Header Char" style:family="text">
      <style:text-properties fo:font-size="11pt" style:font-size-asian="11pt" style:font-size-complex="11pt"/>
    </style:style>
    <style:style style:name="FooterChar" style:display-name="Footer Char" style:family="text">
      <style:text-properties fo:font-size="11pt" style:font-size-asian="11pt" style:font-size-complex="11pt"/>
    </style:style>
    <style:style style:name="apple-style-span" style:display-name="apple-style-span" style:family="text" style:parent-style-name="DefaultParagraphFont"/>
    <style:style style:name="Internetlink" style:display-name="Internet link" style:family="text">
      <style:text-properties fo:color="#0000FF" style:text-underline-type="single" style:text-underline-style="solid" style:text-underline-width="auto" style:text-underline-mode="continuous"/>
    </style:style>
    <style:style style:name="ListLabel1" style:display-name="ListLabel 1" style:family="text">
      <style:text-properties style:font-name-complex="Courier New"/>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0" style:display-name="WWNum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1" style:display-name="WWNum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2" style:display-name="WWNum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3" style:display-name="WWNum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5" style:display-name="WW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7" style:display-name="WWNum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8" style:display-name="WWNum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9" style:display-name="WWNum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0" style:display-name="WWNum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1" style:display-name="WWNum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2" style:display-name="WWNum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3" style:display-name="WWNum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4" style:display-name="WWNum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5" style:display-name="WWNum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6" style:display-name="WWNum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7" style:display-name="WWNum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8" style:display-name="WWNum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9" style:display-name="WWNum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0" style:display-name="WWNum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1" style:display-name="WWNum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2" style:display-name="WWNum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33" style:display-name="WWNum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34" style:display-name="WWNum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5" style:display-name="WWNum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text:list-style style:name="WWNum36" style:display-name="WWNum36">
      <text:list-level-style-bullet text:level="1" text:style-name="WW_CharLFO3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style:tab-stops>
          <style:tab-stop style:type="center" style:position="3.375in"/>
          <style:tab-stop style:type="right" style:position="6.5in"/>
        </style:tab-stops>
      </style:paragraph-properties>
    </style:style>
    <style:style style:name="T3" style:parent-style-name="DefaultParagraphFont" style:family="text">
      <style:text-properties fo:font-weight="bold" style:font-weight-asian="bold" style:font-weight-complex="bold" fo:font-size="14pt" style:font-size-asian="14pt" style:font-size-complex="14pt"/>
    </style:style>
    <style:style style:name="T4" style:parent-style-name="DefaultParagraphFont" style:family="text">
      <style:text-properties fo:font-weight="bold" style:font-weight-asian="bold" fo:font-size="14pt" style:font-size-asian="14pt" style:font-size-complex="14pt"/>
    </style:style>
  </office:automatic-styles>
  <office:master-styles>
    <style:master-page style:name="MP0" style:page-layout-name="PL0">
      <style:header>
        <text:p text:style-name="P2">Viewing Quiz<text:tab/><text:span text:style-name="T3">Lesson 02</text:span><text:span text:style-name="T4"><text:tab/></text:span>BIT 143</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anitz</meta:initial-creator>
    <dc:creator>Gus Degrandis</dc:creator>
    <meta:creation-date>2017-10-10T03:38:00Z</meta:creation-date>
    <dc:date>2017-10-10T03:38:00Z</dc:date>
    <meta:template xlink:href="Normal.dotm" xlink:type="simple"/>
    <meta:editing-cycles>23</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38" meta:word-count="2842" meta:character-count="19005" meta:row-count="135" meta:non-whitespace-character-count="16201"/>
  </office:meta>
</office:document-meta>
</file>